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200%" fo:break-before="page"/>
    </style:style>
    <style:style style:name="P3" style:family="paragraph" style:parent-style-name="Header">
      <style:text-properties officeooo:paragraph-rsid="00181066"/>
    </style:style>
    <style:style style:name="T1" style:family="text">
      <style:text-properties style:font-name-asian="Arial1"/>
    </style:style>
    <style:style style:name="T2" style:family="text">
      <style:text-properties fo:color="#0000ff"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0000ff" style:font-name="Times New Roman" fo:font-size="12pt" fo:language="en" fo:country="US" style:text-underline-style="solid" style:text-underline-width="auto" style:text-underline-color="font-color" style:font-name-asian="Arial1" style:font-size-asian="12pt" style:font-size-complex="12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Arial1"/>
    </style:style>
    <style:style style:name="T6" style:family="text">
      <style:text-properties fo:language="en" fo:country="US" style:font-name-asian="Arial1" style:font-name-complex="Arial1"/>
    </style:style>
    <style:style style:name="T7" style:family="text">
      <style:text-properties officeooo:rsid="00181066"/>
    </style:style>
    <style:style style:name="T8" style:family="text">
      <style:text-properties officeooo:rsid="0018a2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Yar_s_Plume"/><text:bookmark-end text:name="Yar_s_Plume"/><text:span text:style-name="T2"/></text:p>
      <text:p text:style-name="P1"/>
      <text:p text:style-name="P1"><text:span text:style-name="T4">It</text:span><text:span text:style-name="T5"> </text:span><text:span text:style-name="T4">was</text:span><text:span text:style-name="T5"> </text:span><text:span text:style-name="T4">uncomfortably</text:span><text:span text:style-name="T5"> </text:span><text:span text:style-name="T4">chilly</text:span><text:span text:style-name="T5"> </text:span><text:span text:style-name="T4">on</text:span><text:span text:style-name="T5"> </text:span><text:span text:style-name="T4">the</text:span><text:span text:style-name="T5"> </text:span><text:span text:style-name="T4">night</text:span><text:span text:style-name="T5"> </text:span><text:span text:style-name="T4">we</text:span><text:span text:style-name="T5"> </text:span><text:span text:style-name="T4">saw</text:span><text:span text:style-name="T5"> </text:span><text:span text:style-name="T4">each</text:span><text:span text:style-name="T5"> </text:span><text:span text:style-name="T4">other</text:span><text:span text:style-name="T5"> </text:span><text:span text:style-name="T4">last.</text:span><text:span text:style-name="T5"> </text:span><text:span text:style-name="T4">I</text:span><text:span text:style-name="T5"> </text:span><text:span text:style-name="T4">remember</text:span><text:span text:style-name="T5"> </text:span><text:span text:style-name="T4">the</text:span><text:span text:style-name="T5"> </text:span><text:span text:style-name="T4">methane</text:span><text:span text:style-name="T5"> </text:span><text:span text:style-name="T4">snow</text:span><text:span text:style-name="T5"> </text:span><text:span text:style-name="T4">flakes</text:span><text:span text:style-name="T5"> </text:span><text:span text:style-name="T4">and</text:span><text:span text:style-name="T5"> </text:span><text:span text:style-name="T4">the</text:span><text:span text:style-name="T5"> </text:span><text:span text:style-name="T4">carbon</text:span><text:span text:style-name="T5"> </text:span><text:span text:style-name="T4">ice,</text:span><text:span text:style-name="T5"> </text:span><text:span text:style-name="T4">the</text:span><text:span text:style-name="T5"> </text:span><text:span text:style-name="T4">first</text:span><text:span text:style-name="T5"> </text:span><text:span text:style-name="T4">time</text:span><text:span text:style-name="T5"> </text:span><text:span text:style-name="T4">around.</text:span><text:span text:style-name="T5"> </text:span><text:span text:style-name="T4">The</text:span><text:span text:style-name="T5"> </text:span><text:span text:style-name="T4">landscape</text:span><text:span text:style-name="T5"> </text:span><text:span text:style-name="T4">around</text:span><text:span text:style-name="T5"> </text:span><text:span text:style-name="T4">the</text:span><text:span text:style-name="T5"> </text:span><text:span text:style-name="T4">Plume</text:span><text:span text:style-name="T5"> </text:span><text:span text:style-name="T4">had</text:span><text:span text:style-name="T5"> </text:span><text:span text:style-name="T4">unusually</text:span><text:span text:style-name="T5"> </text:span><text:span text:style-name="T4">eerie</text:span><text:span text:style-name="T5"> </text:span><text:span text:style-name="T4">feeling.</text:span><text:span text:style-name="T5"> </text:span><text:span text:style-name="T4">Even</text:span><text:span text:style-name="T5"> </text:span><text:span text:style-name="T4">a</text:span><text:span text:style-name="T5"> </text:span><text:span text:style-name="T4">really</text:span><text:span text:style-name="T5"> </text:span><text:span text:style-name="T4">long</text:span><text:span text:style-name="T5"> </text:span><text:span text:style-name="T4">displacement</text:span><text:span text:style-name="T5"> </text:span><text:span text:style-name="T4">such</text:span><text:span text:style-name="T5"> </text:span><text:span text:style-name="T4">as</text:span><text:span text:style-name="T5"> </text:span><text:span text:style-name="T4">the</text:span><text:span text:style-name="T5"> </text:span><text:span text:style-name="T4">one</text:span><text:span text:style-name="T5"> </text:span><text:span text:style-name="T4">I</text:span><text:span text:style-name="T5"> </text:span><text:span text:style-name="T4">was</text:span><text:span text:style-name="T5"> </text:span><text:span text:style-name="T4">going</text:span><text:span text:style-name="T5"> </text:span><text:span text:style-name="T4">through</text:span><text:span text:style-name="T5"> </text:span><text:span text:style-name="T4">now</text:span><text:span text:style-name="T5"> </text:span><text:span text:style-name="T4">could</text:span><text:span text:style-name="T5"> </text:span><text:span text:style-name="T4">not</text:span><text:span text:style-name="T5"> </text:span><text:span text:style-name="T4">approximate</text:span><text:span text:style-name="T5"> </text:span><text:span text:style-name="T4">the</text:span><text:span text:style-name="T5"> </text:span><text:span text:style-name="T4">feeling.</text:span><text:span text:style-name="T5"> </text:span><text:span text:style-name="T4">The</text:span><text:span text:style-name="T5"> </text:span><text:span text:style-name="T4">memory</text:span><text:span text:style-name="T5"> </text:span><text:span text:style-name="T4">somehow</text:span><text:span text:style-name="T5"> </text:span><text:span text:style-name="T4">made</text:span><text:span text:style-name="T5"> </text:span><text:span text:style-name="T4">the</text:span><text:span text:style-name="T5"> </text:span><text:span text:style-name="T4">hair</text:span><text:span text:style-name="T5"> </text:span><text:span text:style-name="T4">on</text:span><text:span text:style-name="T5"> </text:span><text:span text:style-name="T4">my</text:span><text:span text:style-name="T5"> </text:span><text:span text:style-name="T4">back</text:span><text:span text:style-name="T5"> </text:span><text:span text:style-name="T4">rise.</text:span><text:span text:style-name="T5"> </text:span><text:span text:style-name="T4">A</text:span><text:span text:style-name="T5"> </text:span><text:span text:style-name="T4">distant,</text:span><text:span text:style-name="T5"> </text:span><text:span text:style-name="T4">logical</text:span><text:span text:style-name="T5"> </text:span><text:span text:style-name="T4">and</text:span><text:span text:style-name="T5"> </text:span><text:span text:style-name="T4">pedantic</text:span><text:span text:style-name="T5"> </text:span><text:span text:style-name="T4">part</text:span><text:span text:style-name="T5"> </text:span><text:span text:style-name="T4">of</text:span><text:span text:style-name="T5"> </text:span><text:span text:style-name="T4">my</text:span><text:span text:style-name="T5"> </text:span><text:span text:style-name="T4">troubled,</text:span><text:span text:style-name="T5"> </text:span><text:span text:style-name="T4">aching</text:span><text:span text:style-name="T5"> </text:span><text:span text:style-name="T4">mind</text:span><text:span text:style-name="T5"> </text:span><text:span text:style-name="T4">sought</text:span><text:span text:style-name="T5"> </text:span><text:span text:style-name="T4">to</text:span><text:span text:style-name="T5"> </text:span><text:span text:style-name="T4">inform</text:span><text:span text:style-name="T5"> </text:span><text:span text:style-name="T4">the</text:span><text:span text:style-name="T5"> </text:span><text:span text:style-name="T4">other</text:span><text:span text:style-name="T5"> </text:span><text:span text:style-name="T4">part</text:span><text:span text:style-name="T5"> </text:span><text:span text:style-name="T6">–</text:span><text:span text:style-name="T5"> </text:span><text:span text:style-name="T4">the</text:span><text:span text:style-name="T5"> </text:span><text:span text:style-name="T4">instinctive,</text:span><text:span text:style-name="T5"> </text:span><text:span text:style-name="T4">impulse-driven</text:span><text:span text:style-name="T5"> </text:span><text:span text:style-name="T4">part</text:span><text:span text:style-name="T5"> </text:span><text:span text:style-name="T6">–</text:span><text:span text:style-name="T5"> </text:span><text:span text:style-name="T4">that</text:span><text:span text:style-name="T5"> </text:span><text:span text:style-name="T4">technically,</text:span><text:span text:style-name="T5"> </text:span><text:span text:style-name="T4">I</text:span><text:span text:style-name="T5"> </text:span><text:span text:style-name="T4">had</text:span><text:span text:style-name="T5"> </text:span><text:span text:style-name="T4">no</text:span><text:span text:style-name="T5"> </text:span><text:span text:style-name="T4">hair.</text:span><text:span text:style-name="T5"> </text:span><text:span text:style-name="T4">No</text:span><text:span text:style-name="T5"> </text:span><text:span text:style-name="T4">back</text:span><text:span text:style-name="T5"> </text:span><text:span text:style-name="T4">for</text:span><text:span text:style-name="T5"> </text:span><text:span text:style-name="T4">that</text:span><text:span text:style-name="T5"> </text:span><text:span text:style-name="T4">matter</text:span><text:span text:style-name="T5"> </text:span><text:span text:style-name="T4">either.</text:span></text:p>
      <text:p text:style-name="P1">If<text:span text:style-name="T1"> </text:span>I<text:span text:style-name="T1"> </text:span>really<text:span text:style-name="T1"> </text:span>had<text:span text:style-name="T1"> </text:span>to<text:span text:style-name="T1"> </text:span>be<text:span text:style-name="T1"> </text:span>true<text:span text:style-name="T1"> </text:span>and<text:span text:style-name="T1"> </text:span>faithful<text:span text:style-name="T1"> </text:span>to<text:span text:style-name="T1"> </text:span>that<text:span text:style-name="T1"> </text:span>stream<text:span text:style-name="T1"> </text:span>of<text:span text:style-name="T1"> </text:span>thought,<text:span text:style-name="T1"> </text:span>I<text:span text:style-name="T1"> </text:span>should<text:span text:style-name="T1"> </text:span>have<text:span text:style-name="T1"> </text:span>insisted<text:span text:style-name="T1"> </text:span>on<text:span text:style-name="T1"> </text:span>telling<text:span text:style-name="T1"> </text:span>myself<text:span text:style-name="T1"> </text:span>that<text:span text:style-name="T1"> </text:span>I<text:span text:style-name="T1"> </text:span>had<text:span text:style-name="T1"> </text:span>no<text:span text:style-name="T1"> </text:span>brain<text:span text:style-name="T1"> </text:span>either,<text:span text:style-name="T1"> </text:span>no<text:span text:style-name="T1"> </text:span>corporeal<text:span text:style-name="T1"> </text:span>existence<text:span text:style-name="T1"> </text:span>of<text:span text:style-name="T1"> </text:span>any<text:span text:style-name="T1"> </text:span>kind.<text:span text:style-name="T1"> </text:span>In<text:span text:style-name="T1"> </text:span>a<text:span text:style-name="T1"> </text:span>sense,<text:span text:style-name="T1"> </text:span>it<text:span text:style-name="T1"> </text:span>wasn<text:span text:style-name="T1">’</text:span>t<text:span text:style-name="T1"> </text:span>even<text:span text:style-name="T1"> </text:span>me<text:span text:style-name="T1"> </text:span>waiting<text:span text:style-name="T1"> </text:span>to<text:span text:style-name="T1"> </text:span>re-integrate<text:span text:style-name="T1"> </text:span>across<text:span text:style-name="T1"> </text:span>the<text:span text:style-name="T1"> </text:span>other<text:span text:style-name="T1"> </text:span>end<text:span text:style-name="T1"> </text:span>of<text:span text:style-name="T1"> </text:span>the<text:span text:style-name="T1"> </text:span>Plume.<text:span text:style-name="T1"> </text:span>It<text:span text:style-name="T1"> </text:span>was<text:span text:style-name="T1"> </text:span>just<text:span text:style-name="T1"> </text:span>a<text:span text:style-name="T1"> </text:span>taste<text:span text:style-name="T1"> </text:span>of<text:span text:style-name="T1"> </text:span>me,<text:span text:style-name="T1"> </text:span>or<text:span text:style-name="T1"> </text:span>rather<text:span text:style-name="T1"> </text:span>an<text:span text:style-name="T1"> </text:span>idea<text:span text:style-name="T1"> </text:span>of<text:span text:style-name="T1"> </text:span>me,<text:span text:style-name="T1"> </text:span>a<text:span text:style-name="T1"> </text:span>gestatum<text:span text:style-name="T1"> </text:span>of<text:span text:style-name="T1"> </text:span>awareness:<text:span text:style-name="T1"> </text:span>a<text:span text:style-name="T1"> </text:span>complete<text:span text:style-name="T1"> </text:span>mental<text:span text:style-name="T1"> </text:span>state,<text:span text:style-name="T1"> </text:span>a<text:span text:style-name="T1"> </text:span>simulacra<text:span text:style-name="T1"> </text:span>of<text:span text:style-name="T1"> </text:span>my<text:span text:style-name="T1"> </text:span>mind<text:span text:style-name="T1"> </text:span>in<text:span text:style-name="T1"> </text:span>even<text:span text:style-name="T1"> </text:span>the<text:span text:style-name="T1"> </text:span>tiniest<text:span text:style-name="T1"> </text:span>brane-induced<text:span text:style-name="T1"> </text:span>wormholes<text:span text:style-name="T1"> </text:span>and<text:span text:style-name="T1"> </text:span>superstring<text:span text:style-name="T1"> </text:span>matrices<text:span text:style-name="T1"> </text:span>that<text:span text:style-name="T1"> </text:span>made<text:span text:style-name="T1"> </text:span>me<text:span text:style-name="T1"> </text:span>who<text:span text:style-name="T1"> </text:span>I<text:span text:style-name="T1"> </text:span>effectively<text:span text:style-name="T1"> </text:span>was.</text:p>
      <text:p text:style-name="P1">Sometimes<text:span text:style-name="T1"> </text:span>I<text:span text:style-name="T1"> </text:span>thought<text:span text:style-name="T1"> </text:span>it<text:span text:style-name="T1"> </text:span>funny<text:span text:style-name="T1"> </text:span>that<text:span text:style-name="T1"> </text:span>I<text:span text:style-name="T1"> </text:span>could<text:span text:style-name="T1"> </text:span>be<text:span text:style-name="T1"> </text:span>described<text:span text:style-name="T1"> </text:span>as<text:span text:style-name="T1"> </text:span>a<text:span text:style-name="T1"> </text:span>really<text:span text:style-name="T1"> </text:span>long<text:span text:style-name="T1"> </text:span>list<text:span text:style-name="T1"> </text:span>of<text:span text:style-name="T1"> </text:span>probability<text:span text:style-name="T1"> </text:span>equations.<text:span text:style-name="T1"> </text:span>Some<text:span text:style-name="T1"> </text:span>of<text:span text:style-name="T1"> </text:span>the<text:span text:style-name="T1"> </text:span>math<text:span text:style-name="T1"> </text:span>actually<text:span text:style-name="T1"> </text:span>had<text:span text:style-name="T1"> </text:span>to<text:span text:style-name="T1"> </text:span>be<text:span text:style-name="T1"> </text:span>invented<text:span text:style-name="T1"> </text:span>just<text:span text:style-name="T1"> </text:span>to<text:span text:style-name="T1"> </text:span>describe<text:span text:style-name="T1"> </text:span>me.<text:span text:style-name="T1"> </text:span>New<text:span text:style-name="T1"> </text:span>disciplines<text:span text:style-name="T1"> </text:span>were<text:span text:style-name="T1"> </text:span>born<text:span text:style-name="T1"> </text:span>just<text:span text:style-name="T1"> </text:span>because<text:span text:style-name="T1"> </text:span>I<text:span text:style-name="T1"> </text:span>existed<text:span text:style-name="T1"> </text:span>and<text:span text:style-name="T1"> </text:span>half-crazed<text:span text:style-name="T1"> </text:span>almost<text:span text:style-name="T1"> </text:span>absurd<text:span text:style-name="T1"> </text:span>and<text:span text:style-name="T1"> </text:span>fringe<text:span text:style-name="T1"> </text:span>scientists<text:span text:style-name="T1"> </text:span>became<text:span text:style-name="T1"> </text:span>Nobel<text:span text:style-name="T1"> </text:span>Prize<text:span text:style-name="T1"> </text:span>winners.<text:span text:style-name="T1"> </text:span>I<text:span text:style-name="T1"> </text:span>never<text:span text:style-name="T1"> </text:span>understood<text:span text:style-name="T1"> </text:span>how<text:span text:style-name="T1"> </text:span>it<text:span text:style-name="T1"> </text:span>worked.</text:p>
      <text:p text:style-name="P1">Yar<text:span text:style-name="T1"> </text:span>had<text:span text:style-name="T1"> </text:span>said<text:span text:style-name="T1"> </text:span>on<text:span text:style-name="T1"> </text:span>our<text:span text:style-name="T1"> </text:span>first<text:span text:style-name="T1"> </text:span>meeting<text:span text:style-name="T1"> </text:span>that<text:span text:style-name="T1"> </text:span>I<text:span text:style-name="T1"> </text:span>shouldn<text:span text:style-name="T1">’</text:span>t<text:span text:style-name="T1"> </text:span>worry<text:span text:style-name="T1"> </text:span>and<text:span text:style-name="T1"> </text:span>fret<text:span text:style-name="T1"> </text:span>about<text:span text:style-name="T1"> </text:span>the<text:span text:style-name="T1"> </text:span>process<text:span text:style-name="T1"> </text:span>much:<text:span text:style-name="T1"> </text:span>I<text:span text:style-name="T1"> </text:span>had<text:span text:style-name="T1"> </text:span>no<text:span text:style-name="T1"> </text:span>soul<text:span text:style-name="T1"> </text:span>to<text:span text:style-name="T1"> </text:span>displace,<text:span text:style-name="T1"> </text:span>so<text:span text:style-name="T1"> </text:span>even<text:span text:style-name="T1"> </text:span>if<text:span text:style-name="T1"> </text:span>he<text:span text:style-name="T1"> </text:span>was<text:span text:style-name="T1"> </text:span>the<text:span text:style-name="T1"> </text:span>devil<text:span text:style-name="T1"> </text:span>he<text:span text:style-name="T1"> </text:span>could<text:span text:style-name="T1"> </text:span>do<text:span text:style-name="T1"> </text:span>me<text:span text:style-name="T1"> </text:span>no<text:span text:style-name="T1"> </text:span>harm.<text:span text:style-name="T1"> </text:span>I<text:span text:style-name="T1">’</text:span>m<text:span text:style-name="T1"> </text:span>still<text:span text:style-name="T1"> </text:span>not<text:span text:style-name="T1"> </text:span>sure<text:span text:style-name="T1"> </text:span>whether<text:span text:style-name="T1"> </text:span>or<text:span text:style-name="T1"> </text:span>not<text:span text:style-name="T1"> </text:span>it<text:span text:style-name="T1"> </text:span>was<text:span text:style-name="T1"> </text:span>only<text:span text:style-name="T1"> </text:span>a<text:span text:style-name="T1"> </text:span>joke.<text:span text:style-name="T1"> </text:span>Can<text:span text:style-name="T1">’</text:span>t<text:span text:style-name="T1"> </text:span>really<text:span text:style-name="T1"> </text:span>tell;<text:span text:style-name="T1"> </text:span>the<text:span text:style-name="T1"> </text:span>Olon<text:span text:style-name="T1"> </text:span>seems<text:span text:style-name="T1"> </text:span>wonderfully<text:span text:style-name="T1"> </text:span>impervious<text:span text:style-name="T1"> </text:span>to<text:span text:style-name="T1"> </text:span>serious<text:span text:style-name="T1"> </text:span>talk.<text:span text:style-name="T1"> </text:span>It<text:span text:style-name="T1"> </text:span>feels<text:span text:style-name="T1"> </text:span>like<text:span text:style-name="T1"> </text:span>being<text:span text:style-name="T1"> </text:span>able<text:span text:style-name="T1"> </text:span>to<text:span text:style-name="T1"> </text:span>talk<text:span text:style-name="T1"> </text:span>to<text:span text:style-name="T1"> </text:span>God,<text:span text:style-name="T1"> </text:span>a<text:span text:style-name="T1"> </text:span>God<text:span text:style-name="T1"> </text:span>with<text:span text:style-name="T1"> </text:span>a<text:span text:style-name="T1"> </text:span>sense<text:span text:style-name="T1"> </text:span>of<text:span text:style-name="T1"> </text:span>humor<text:span text:style-name="T1"> </text:span>and<text:span text:style-name="T1"> </text:span>an<text:span text:style-name="T1"> </text:span><text:soft-page-break/>immodest<text:span text:style-name="T1"> </text:span>amount<text:span text:style-name="T1"> </text:span>of<text:span text:style-name="T1"> </text:span>dislocation<text:span text:style-name="T1"> </text:span>from<text:span text:style-name="T1"> </text:span>the<text:span text:style-name="T1"> </text:span>universe.<text:span text:style-name="T1"> </text:span>For<text:span text:style-name="T1"> </text:span>one<text:span text:style-name="T1"> </text:span>thing,<text:span text:style-name="T1"> </text:span>the<text:span text:style-name="T1"> </text:span>talking<text:span text:style-name="T1"> </text:span>makes<text:span text:style-name="T1"> </text:span>the<text:span text:style-name="T1"> </text:span>process<text:span text:style-name="T1"> </text:span>endearing.<text:span text:style-name="T1"> </text:span>It<text:span text:style-name="T1">’</text:span>s<text:span text:style-name="T1"> </text:span>almost<text:span text:style-name="T1"> </text:span>fun.<text:span text:style-name="T1"> </text:span>But<text:span text:style-name="T1"> </text:span>the<text:span text:style-name="T1"> </text:span>waiting..<text:span text:style-name="T1"> </text:span>I<text:span text:style-name="T1"> </text:span>sometimes<text:span text:style-name="T1"> </text:span>feel<text:span text:style-name="T1"> </text:span>it<text:span text:style-name="T1"> </text:span>will<text:span text:style-name="T1"> </text:span>drive<text:span text:style-name="T1"> </text:span>me<text:span text:style-name="T1"> </text:span>mad.</text:p>
      <text:p text:style-name="P1"><text:span text:style-name="T4">Oh,</text:span><text:span text:style-name="T5"> </text:span><text:span text:style-name="T4">the</text:span><text:span text:style-name="T5"> </text:span><text:span text:style-name="T4">terrible</text:span><text:span text:style-name="T5"> </text:span><text:span text:style-name="T4">waiting.</text:span><text:span text:style-name="T5"> </text:span><text:span text:style-name="T4">The</text:span><text:span text:style-name="T5"> </text:span><text:span text:style-name="T4">long,</text:span><text:span text:style-name="T5"> </text:span><text:span text:style-name="T4">sleepless</text:span><text:span text:style-name="T5"> </text:span><text:span text:style-name="T4">waiting</text:span><text:span text:style-name="T5"> </text:span><text:span text:style-name="T6">–</text:span><text:span text:style-name="T5"> </text:span><text:span text:style-name="T4">the</text:span><text:span text:style-name="T5"> </text:span><text:span text:style-name="T4">nanoseconds</text:span><text:span text:style-name="T5"> </text:span><text:span text:style-name="T4">that</text:span><text:span text:style-name="T5"> </text:span><text:span text:style-name="T4">stretch</text:span><text:span text:style-name="T5"> </text:span><text:span text:style-name="T4">into</text:span><text:span text:style-name="T5"> </text:span><text:span text:style-name="T4">infinity</text:span><text:span text:style-name="T5"> </text:span><text:span text:style-name="T4">and</text:span><text:span text:style-name="T5"> </text:span><text:span text:style-name="T4">twist</text:span><text:span text:style-name="T5"> </text:span><text:span text:style-name="T4">and</text:span><text:span text:style-name="T5"> </text:span><text:span text:style-name="T4">bend</text:span><text:span text:style-name="T5"> </text:span><text:span text:style-name="T4">and</text:span><text:span text:style-name="T5"> </text:span><text:span text:style-name="T4">bog</text:span><text:span text:style-name="T5"> </text:span><text:span text:style-name="T4">me</text:span><text:span text:style-name="T5"> </text:span><text:span text:style-name="T4">down</text:span><text:span text:style-name="T5"> </text:span><text:span text:style-name="T4">every</text:span><text:span text:style-name="T5"> </text:span><text:span text:style-name="T4">single</text:span><text:span text:style-name="T5"> </text:span><text:span text:style-name="T4">time.</text:span><text:span text:style-name="T5"> </text:span><text:span text:style-name="T4">Inescapable,</text:span><text:span text:style-name="T5"> </text:span><text:span text:style-name="T4">terminal</text:span><text:span text:style-name="T5"> </text:span><text:span text:style-name="T4">boredom</text:span><text:span text:style-name="T5"> </text:span><text:span text:style-name="T4">when</text:span><text:span text:style-name="T5"> </text:span><text:span text:style-name="T4">every</text:span><text:span text:style-name="T5"> </text:span><text:span text:style-name="T4">thought</text:span><text:span text:style-name="T5"> </text:span><text:span text:style-name="T4">can</text:span><text:span text:style-name="T5"> </text:span><text:span text:style-name="T4">be</text:span><text:span text:style-name="T5"> </text:span><text:span text:style-name="T4">counted</text:span><text:span text:style-name="T5"> </text:span><text:span text:style-name="T4">and</text:span><text:span text:style-name="T5"> </text:span><text:span text:style-name="T4">analysed,</text:span><text:span text:style-name="T5"> </text:span><text:span text:style-name="T4">repeated,</text:span><text:span text:style-name="T5"> </text:span><text:span text:style-name="T4">rinsed</text:span><text:span text:style-name="T5"> </text:span><text:span text:style-name="T4">of</text:span><text:span text:style-name="T5"> </text:span><text:span text:style-name="T4">logic</text:span><text:span text:style-name="T5"> </text:span><text:span text:style-name="T4">and</text:span><text:span text:style-name="T5"> </text:span><text:span text:style-name="T4">sentiment,</text:span><text:span text:style-name="T5"> </text:span><text:span text:style-name="T4">leaving</text:span><text:span text:style-name="T5"> </text:span><text:span text:style-name="T4">nothing</text:span><text:span text:style-name="T5"> </text:span><text:span text:style-name="T4">but</text:span><text:span text:style-name="T5"> </text:span><text:span text:style-name="T4">a</text:span><text:span text:style-name="T5"> </text:span><text:span text:style-name="T4">dull</text:span><text:span text:style-name="T5"> </text:span><text:span text:style-name="T4">echo</text:span><text:span text:style-name="T5"> </text:span><text:span text:style-name="T4">in</text:span><text:span text:style-name="T5"> </text:span><text:span text:style-name="T4">my</text:span><text:span text:style-name="T5"> </text:span><text:span text:style-name="T4">mind.</text:span><text:span text:style-name="T5"> </text:span><text:span text:style-name="T4">Was</text:span><text:span text:style-name="T5"> </text:span><text:span text:style-name="T4">that</text:span><text:span text:style-name="T5"> </text:span><text:span text:style-name="T4">what</text:span><text:span text:style-name="T5"> </text:span><text:span text:style-name="T4">everyone</text:span><text:span text:style-name="T5"> </text:span><text:span text:style-name="T4">felt</text:span><text:span text:style-name="T5"> </text:span><text:span text:style-name="T4">like</text:span><text:span text:style-name="T5"> </text:span><text:span text:style-name="T4">across</text:span><text:span text:style-name="T5"> </text:span><text:span text:style-name="T4">the</text:span><text:span text:style-name="T5"> </text:span><text:span text:style-name="T4">plume?</text:span></text:p>
      <text:p text:style-name="P1">I<text:span text:style-name="T1"> </text:span>asked<text:span text:style-name="T1"> </text:span>Yar<text:span text:style-name="T1"> </text:span>about<text:span text:style-name="T1"> </text:span>that<text:span text:style-name="T1"> </text:span>in<text:span text:style-name="T1"> </text:span>numerous<text:span text:style-name="T1"> </text:span>occasions;<text:span text:style-name="T1"> </text:span>he<text:span text:style-name="T1"> </text:span>simply<text:span text:style-name="T1"> </text:span>said<text:span text:style-name="T1"> </text:span>that<text:span text:style-name="T1"> </text:span>it<text:span text:style-name="T1"> </text:span>depends<text:span text:style-name="T1"> </text:span>on<text:span text:style-name="T1"> </text:span>the<text:span text:style-name="T1"> </text:span>person.<text:span text:style-name="T1"> </text:span>It<text:span text:style-name="T1"> </text:span>seems<text:span text:style-name="T1"> </text:span>that<text:span text:style-name="T1"> </text:span>even<text:span text:style-name="T1"> </text:span>if<text:span text:style-name="T1"> </text:span>I<text:span text:style-name="T1"> </text:span>am<text:span text:style-name="T1"> </text:span>the<text:span text:style-name="T1"> </text:span>only<text:span text:style-name="T1"> </text:span>one<text:span text:style-name="T1"> </text:span>in<text:span text:style-name="T1"> </text:span>thirty-two<text:span text:style-name="T1"> </text:span>billion<text:span text:style-name="T1"> </text:span>human<text:span text:style-name="T1"> </text:span>souls<text:span text:style-name="T1"> </text:span>that<text:span text:style-name="T1"> </text:span>can<text:span text:style-name="T1"> </text:span>confer<text:span text:style-name="T1"> </text:span>with<text:span text:style-name="T1"> </text:span>Yar<text:span text:style-name="T1"> </text:span>across<text:span text:style-name="T1"> </text:span>the<text:span text:style-name="T1"> </text:span>Plume,<text:span text:style-name="T1"> </text:span>I<text:span text:style-name="T1">’</text:span>m<text:span text:style-name="T1"> </text:span>not<text:span text:style-name="T1"> </text:span>especially<text:span text:style-name="T1"> </text:span>suited<text:span text:style-name="T1"> </text:span>to<text:span text:style-name="T1"> </text:span>the<text:span text:style-name="T1"> </text:span>task.<text:span text:style-name="T1"> </text:span>Sometimes<text:span text:style-name="T1"> </text:span>I<text:span text:style-name="T1"> </text:span>wish<text:span text:style-name="T1"> </text:span>I<text:span text:style-name="T1"> </text:span>wasn<text:span text:style-name="T1">’</text:span>t<text:span text:style-name="T1"> </text:span>at<text:span text:style-name="T1"> </text:span>all,<text:span text:style-name="T1"> </text:span>other<text:span text:style-name="T1"> </text:span>times<text:span text:style-name="T1"> </text:span>I<text:span text:style-name="T1"> </text:span>wish<text:span text:style-name="T1"> </text:span>I<text:span text:style-name="T1"> </text:span>could<text:span text:style-name="T1"> </text:span>just<text:span text:style-name="T1"> </text:span>turn<text:span text:style-name="T1"> </text:span>the<text:span text:style-name="T1"> </text:span>switch<text:span text:style-name="T1"> </text:span>and<text:span text:style-name="T1"> </text:span>displace<text:span text:style-name="T1"> </text:span>as<text:span text:style-name="T1"> </text:span>if<text:span text:style-name="T1"> </text:span>it<text:span text:style-name="T1"> </text:span>was<text:span text:style-name="T1"> </text:span>as<text:span text:style-name="T1"> </text:span>normal<text:span text:style-name="T1"> </text:span>as<text:span text:style-name="T1"> </text:span>breathing.<text:span text:style-name="T1"> </text:span>Sometimes<text:span text:style-name="T1"> </text:span>I<text:span text:style-name="T1"> </text:span>wish<text:span text:style-name="T1"> </text:span>I<text:span text:style-name="T1"> </text:span>could<text:span text:style-name="T1"> </text:span>just<text:span text:style-name="T1"> </text:span>steer<text:span text:style-name="T1"> </text:span>away<text:span text:style-name="T1"> </text:span>from<text:span text:style-name="T1"> </text:span>the<text:span text:style-name="T1"> </text:span>Plume,<text:span text:style-name="T1"> </text:span>get<text:span text:style-name="T1"> </text:span>lost<text:span text:style-name="T1"> </text:span>somewhere<text:span text:style-name="T1"> </text:span>where<text:span text:style-name="T1"> </text:span>I<text:span text:style-name="T1"> </text:span>could<text:span text:style-name="T1"> </text:span>not<text:span text:style-name="T1"> </text:span>be<text:span text:style-name="T1"> </text:span>found,<text:span text:style-name="T1"> </text:span>somewhere<text:span text:style-name="T1"> </text:span>beyond<text:span text:style-name="T1"> </text:span>the<text:span text:style-name="T1"> </text:span>infinite<text:span text:style-name="T1"> </text:span>I<text:span text:style-name="T1"> </text:span>have<text:span text:style-name="T1"> </text:span>so<text:span text:style-name="T1"> </text:span>casually<text:span text:style-name="T1"> </text:span>embraced.<text:span text:style-name="T1"> </text:span>I<text:span text:style-name="T1"> </text:span>wish<text:span text:style-name="T1"> </text:span>I<text:span text:style-name="T1"> </text:span>could<text:span text:style-name="T1"> </text:span>roam<text:span text:style-name="T1"> </text:span>free,<text:span text:style-name="T1"> </text:span>beyond<text:span text:style-name="T1"> </text:span>the<text:span text:style-name="T1"> </text:span>Plume<text:span text:style-name="T1">’</text:span>s<text:span text:style-name="T1"> </text:span>imaginary<text:span text:style-name="T1"> </text:span>walls;<text:span text:style-name="T1"> </text:span>take<text:span text:style-name="T1"> </text:span>a<text:span text:style-name="T1"> </text:span>sabbatical.<text:span text:style-name="T1"> </text:span>Go<text:span text:style-name="T1"> </text:span>on<text:span text:style-name="T1"> </text:span>vacation.<text:span text:style-name="T1"> </text:span>Lose<text:span text:style-name="T1"> </text:span>myself<text:span text:style-name="T1"> </text:span>in<text:span text:style-name="T1"> </text:span>the<text:span text:style-name="T1"> </text:span>greater<text:span text:style-name="T1"> </text:span>neighborhood<text:span text:style-name="T1"> </text:span>of<text:span text:style-name="T1"> </text:span>the<text:span text:style-name="T1"> </text:span>cosmos.<text:span text:style-name="T1"> </text:span>But<text:span text:style-name="T1"> </text:span>I<text:span text:style-name="T1"> </text:span>couldn<text:span text:style-name="T1">’</text:span>t.</text:p>
      <text:p text:style-name="P1">Yar<text:span text:style-name="T1"> </text:span>had<text:span text:style-name="T1"> </text:span>cautiously<text:span text:style-name="T1"> </text:span>advised<text:span text:style-name="T1"> </text:span>against<text:span text:style-name="T1"> </text:span>that.<text:span text:style-name="T1"> </text:span>It<text:span text:style-name="T1"> </text:span>was<text:span text:style-name="T1"> </text:span>probably<text:span text:style-name="T1"> </text:span>because<text:span text:style-name="T1"> </text:span>he<text:span text:style-name="T1"> </text:span>believed<text:span text:style-name="T1"> </text:span>I<text:span text:style-name="T1"> </text:span>couldn<text:span text:style-name="T1">’</text:span>t<text:span text:style-name="T1"> </text:span>do<text:span text:style-name="T1"> </text:span>that,<text:span text:style-name="T1"> </text:span>and<text:span text:style-name="T1"> </text:span>as<text:span text:style-name="T1"> </text:span>with<text:span text:style-name="T1"> </text:span>pretty<text:span text:style-name="T1"> </text:span>much<text:span text:style-name="T1"> </text:span>anything,<text:span text:style-name="T1"> </text:span>he<text:span text:style-name="T1"> </text:span>was<text:span text:style-name="T1"> </text:span>right.<text:span text:style-name="T1"> </text:span>I<text:span text:style-name="T1"> </text:span>couldn<text:span text:style-name="T1">’</text:span>t,<text:span text:style-name="T1"> </text:span>the<text:span text:style-name="T1"> </text:span>smart<text:span text:style-name="T1"> </text:span>boys<text:span text:style-name="T1"> </text:span>and<text:span text:style-name="T1"> </text:span>girls<text:span text:style-name="T1"> </text:span>in<text:span text:style-name="T1"> </text:span>the<text:span text:style-name="T1"> </text:span>lab<text:span text:style-name="T1"> </text:span>coats<text:span text:style-name="T1"> </text:span>couldn<text:span text:style-name="T1">’</text:span>t,<text:span text:style-name="T1"> </text:span>the<text:span text:style-name="T1"> </text:span>massive<text:span text:style-name="T1"> </text:span>computational<text:span text:style-name="T1"> </text:span>grids<text:span text:style-name="T1"> </text:span>couldn<text:span text:style-name="T1">’</text:span>t.<text:span text:style-name="T1"> </text:span>The<text:span text:style-name="T1"> </text:span>technical<text:span text:style-name="T1"> </text:span>term<text:span text:style-name="T1"> </text:span>the<text:span text:style-name="T1"> </text:span>collective<text:span text:style-name="T1"> </text:span>of<text:span text:style-name="T1"> </text:span>Nobel<text:span text:style-name="T1"> </text:span>prize<text:span text:style-name="T1"> </text:span>winners,<text:span text:style-name="T1"> </text:span>multiple<text:span text:style-name="T1"> </text:span>patent<text:span text:style-name="T1"> </text:span>holders<text:span text:style-name="T1"> </text:span>and<text:span text:style-name="T1"> </text:span>ground-breaking<text:span text:style-name="T1"> </text:span>scientific<text:span text:style-name="T1"> </text:span>prodigies<text:span text:style-name="T1"> </text:span>had<text:span text:style-name="T1"> </text:span>come<text:span text:style-name="T1"> </text:span>up<text:span text:style-name="T1"> </text:span>with<text:span text:style-name="T1"> </text:span>was<text:span text:style-name="T1"> ‘</text:span>double<text:span text:style-name="T1"> </text:span>glazing<text:span text:style-name="T1">’</text:span>.</text:p>
      <text:p text:style-name="P1">You<text:span text:style-name="T1"> </text:span>can<text:span text:style-name="T1"> </text:span>look,<text:span text:style-name="T1"> </text:span>but<text:span text:style-name="T1"> </text:span>you<text:span text:style-name="T1"> </text:span>cannot<text:span text:style-name="T1"> </text:span>touch.<text:span text:style-name="T1"> </text:span>That<text:span text:style-name="T1"> </text:span>space<text:span text:style-name="T1"> </text:span>in<text:span text:style-name="T1"> </text:span>between,<text:span text:style-name="T1"> </text:span>that<text:span text:style-name="T1"> </text:span>space<text:span text:style-name="T1"> </text:span>beyond<text:span text:style-name="T1"> </text:span>the<text:span text:style-name="T1"> </text:span>abnormal<text:span text:style-name="T1"> </text:span>space<text:span text:style-name="T1"> </text:span>of<text:span text:style-name="T1"> </text:span>the<text:span text:style-name="T1"> </text:span>Plume<text:span text:style-name="T1"> </text:span>that<text:span text:style-name="T1"> </text:span>I<text:span text:style-name="T1"> </text:span>could<text:span text:style-name="T1"> </text:span>feel<text:span text:style-name="T1"> </text:span>or<text:span text:style-name="T1"> ’</text:span>see<text:span text:style-name="T1">’</text:span>,<text:span text:style-name="T1"> </text:span>wasn<text:span text:style-name="T1">’</text:span>t<text:span text:style-name="T1"> </text:span>even<text:span text:style-name="T1"> </text:span>space<text:span text:style-name="T1"> </text:span>they<text:span text:style-name="T1"> </text:span>said.<text:span text:style-name="T1"> </text:span>It<text:span text:style-name="T1"> </text:span>was<text:span text:style-name="T1"> </text:span>a<text:span text:style-name="T1"> </text:span>medium,<text:span text:style-name="T1"> </text:span>a<text:span text:style-name="T1"> </text:span>conveyor,<text:span text:style-name="T1"> </text:span>but<text:span text:style-name="T1"> </text:span>not<text:span text:style-name="T1"> </text:span>like<text:span text:style-name="T1"> </text:span>the<text:span text:style-name="T1"> </text:span>Plume.<text:span text:style-name="T1"> </text:span>It<text:span text:style-name="T1"> </text:span>was<text:span text:style-name="T1"> </text:span>a<text:span text:style-name="T1"> </text:span>kind<text:span text:style-name="T1"> </text:span>of<text:span text:style-name="T1"> </text:span>appropriately<text:span text:style-name="T1"> </text:span>demure<text:span text:style-name="T1"> </text:span>punishment<text:span text:style-name="T1"> </text:span>for<text:span text:style-name="T1"> </text:span><text:soft-page-break/>amounting<text:span text:style-name="T1"> </text:span>to<text:span text:style-name="T1"> </text:span>little<text:span text:style-name="T1"> </text:span>more<text:span text:style-name="T1"> </text:span>than<text:span text:style-name="T1"> </text:span>a<text:span text:style-name="T1"> </text:span>flee<text:span text:style-name="T1"> </text:span>in<text:span text:style-name="T1"> </text:span>the<text:span text:style-name="T1"> </text:span>larger<text:span text:style-name="T1"> </text:span>scale<text:span text:style-name="T1"> </text:span>of<text:span text:style-name="T1"> </text:span>cosmic<text:span text:style-name="T1"> </text:span>evolution,<text:span text:style-name="T1"> </text:span>to<text:span text:style-name="T1"> </text:span>ride<text:span text:style-name="T1"> </text:span>on<text:span text:style-name="T1"> </text:span>the<text:span text:style-name="T1"> </text:span>same<text:span text:style-name="T1"> </text:span>subway<text:span text:style-name="T1"> </text:span>across<text:span text:style-name="T1"> </text:span>the<text:span text:style-name="T1"> </text:span>stars,<text:span text:style-name="T1"> </text:span>everyday,<text:span text:style-name="T1"> </text:span>to<text:span text:style-name="T1"> </text:span>the<text:span text:style-name="T1"> </text:span>same<text:span text:style-name="T1"> </text:span>place,<text:span text:style-name="T1"> </text:span>talk<text:span text:style-name="T1"> </text:span>to<text:span text:style-name="T1"> </text:span>the<text:span text:style-name="T1"> </text:span>same<text:span text:style-name="T1"> </text:span>person.<text:span text:style-name="T1"> </text:span>What<text:span text:style-name="T1"> </text:span>a<text:span text:style-name="T1"> </text:span>job<text:span text:style-name="T1"> </text:span>though.<text:span text:style-name="T1"> </text:span>More<text:span text:style-name="T1"> </text:span>than<text:span text:style-name="T1"> </text:span>that:<text:span text:style-name="T1"> </text:span>what<text:span text:style-name="T1"> </text:span>a<text:span text:style-name="T1"> </text:span>ride,<text:span text:style-name="T1"> </text:span>to<text:span text:style-name="T1"> </text:span>ride<text:span text:style-name="T1"> </text:span>the<text:span text:style-name="T1"> </text:span>plume.</text:p>
      <text:p text:style-name="P1">It<text:span text:style-name="T1"> </text:span>was<text:span text:style-name="T1"> </text:span>long,<text:span text:style-name="T1"> </text:span>and<text:span text:style-name="T1"> </text:span>arduous,<text:span text:style-name="T1"> </text:span>and<text:span text:style-name="T1"> </text:span>for<text:span text:style-name="T1"> </text:span>the<text:span text:style-name="T1"> </text:span>better<text:span text:style-name="T1"> </text:span>part<text:span text:style-name="T1"> </text:span>boring.<text:span text:style-name="T1"> </text:span>In<text:span text:style-name="T1"> </text:span>essence,<text:span text:style-name="T1"> </text:span>a<text:span text:style-name="T1"> </text:span>real<text:span text:style-name="T1"> </text:span>job.<text:span text:style-name="T1"> </text:span>I<text:span text:style-name="T1"> </text:span>played<text:span text:style-name="T1"> </text:span>out<text:span text:style-name="T1"> </text:span>a<text:span text:style-name="T1"> </text:span>lot<text:span text:style-name="T1"> </text:span>of<text:span text:style-name="T1"> </text:span>fantasies<text:span text:style-name="T1"> </text:span>involving<text:span text:style-name="T1"> </text:span>myself.<text:span text:style-name="T1"> </text:span>It<text:span text:style-name="T1"> </text:span>was<text:span text:style-name="T1"> </text:span>an<text:span text:style-name="T1"> </text:span>advice<text:span text:style-name="T1"> </text:span>Yar<text:span text:style-name="T1"> </text:span>had<text:span text:style-name="T1"> </text:span>given<text:span text:style-name="T1"> </text:span>me<text:span text:style-name="T1"> </text:span>and<text:span text:style-name="T1"> </text:span>had<text:span text:style-name="T1"> </text:span>paid<text:span text:style-name="T1"> </text:span>off<text:span text:style-name="T1"> </text:span>handsomely,<text:span text:style-name="T1"> </text:span>saved<text:span text:style-name="T1"> </text:span>some<text:span text:style-name="T1"> </text:span>of<text:span text:style-name="T1"> </text:span>my<text:span text:style-name="T1"> </text:span>sanity.<text:span text:style-name="T1"> </text:span>It<text:span text:style-name="T1"> </text:span>was<text:span text:style-name="T1"> </text:span>an<text:span text:style-name="T1"> </text:span>inherent<text:span text:style-name="T1"> </text:span>property<text:span text:style-name="T1"> </text:span>of<text:span text:style-name="T1"> </text:span>the<text:span text:style-name="T1"> </text:span>plume:<text:span text:style-name="T1"> </text:span>the<text:span text:style-name="T1"> </text:span>lab<text:span text:style-name="T1"> </text:span>monkeys<text:span text:style-name="T1"> </text:span>had<text:span text:style-name="T1"> </text:span>gone<text:span text:style-name="T1"> </text:span>apeshit<text:span text:style-name="T1"> </text:span>with<text:span text:style-name="T1"> </text:span>all<text:span text:style-name="T1"> </text:span>the<text:span text:style-name="T1"> </text:span>data<text:span text:style-name="T1"> </text:span>they<text:span text:style-name="T1"> </text:span>were<text:span text:style-name="T1"> </text:span>getting.</text:p>
      <text:p text:style-name="P1">I<text:span text:style-name="T1"> </text:span>simply<text:span text:style-name="T1"> </text:span>had<text:span text:style-name="T1"> </text:span>to<text:span text:style-name="T1"> </text:span>imagine<text:span text:style-name="T1"> </text:span>it,<text:span text:style-name="T1"> </text:span>merely<text:span text:style-name="T1"> </text:span>think<text:span text:style-name="T1"> </text:span>about<text:span text:style-name="T1"> </text:span>something<text:span text:style-name="T1"> </text:span>solid<text:span text:style-name="T1"> </text:span>and<text:span text:style-name="T1"> </text:span>irrefutably<text:span text:style-name="T1"> </text:span>real,<text:span text:style-name="T1"> </text:span>and<text:span text:style-name="T1"> </text:span>it<text:span text:style-name="T1"> </text:span>would<text:span text:style-name="T1"> </text:span>make<text:span text:style-name="T1"> </text:span>sense<text:span text:style-name="T1"> </text:span>and<text:span text:style-name="T1"> </text:span>appear.<text:span text:style-name="T1"> </text:span>I<text:span text:style-name="T1"> </text:span>could<text:span text:style-name="T1"> </text:span>grow<text:span text:style-name="T1"> </text:span>limbs,<text:span text:style-name="T1"> </text:span>swim<text:span text:style-name="T1"> </text:span>in<text:span text:style-name="T1"> </text:span>oceans<text:span text:style-name="T1"> </text:span>of<text:span text:style-name="T1"> </text:span>lava,<text:span text:style-name="T1"> </text:span>fly<text:span text:style-name="T1"> </text:span>like<text:span text:style-name="T1"> </text:span>a<text:span text:style-name="T1"> </text:span>unicorn<text:span text:style-name="T1"> </text:span>across<text:span text:style-name="T1"> </text:span>the<text:span text:style-name="T1"> </text:span>rainbow.<text:span text:style-name="T1"> </text:span>There<text:span text:style-name="T1"> </text:span>were<text:span text:style-name="T1"> </text:span>no<text:span text:style-name="T1"> </text:span>bars<text:span text:style-name="T1"> </text:span>or<text:span text:style-name="T1"> </text:span>limits:<text:span text:style-name="T1"> </text:span>in<text:span text:style-name="T1"> </text:span>the<text:span text:style-name="T1"> </text:span>realm<text:span text:style-name="T1"> </text:span>of<text:span text:style-name="T1"> </text:span>trans-luminar<text:span text:style-name="T1"> </text:span>wave-particle<text:span text:style-name="T1"> </text:span>inference<text:span text:style-name="T1"> </text:span>entity<text:span text:style-name="T1"> </text:span>projection,<text:span text:style-name="T1"> </text:span>I<text:span text:style-name="T1"> </text:span>was<text:span text:style-name="T1"> </text:span>more<text:span text:style-name="T1"> </text:span>than<text:span text:style-name="T1"> </text:span>king;<text:span text:style-name="T1"> </text:span>I<text:span text:style-name="T1"> </text:span>was<text:span text:style-name="T1"> </text:span>God.<text:span text:style-name="T1"> </text:span>It<text:span text:style-name="T1"> </text:span>was<text:span text:style-name="T1"> </text:span>my<text:span text:style-name="T1"> </text:span>domain.<text:span text:style-name="T1"> </text:span>And<text:span text:style-name="T1"> </text:span>without<text:span text:style-name="T1"> </text:span>all<text:span text:style-name="T1"> </text:span>the<text:span text:style-name="T1"> </text:span>moments<text:span text:style-name="T1"> </text:span>I<text:span text:style-name="T1"> </text:span>had<text:span text:style-name="T1"> </text:span>wished<text:span text:style-name="T1"> </text:span>I<text:span text:style-name="T1"> </text:span>was<text:span text:style-name="T1"> </text:span>dead,<text:span text:style-name="T1"> </text:span>I<text:span text:style-name="T1"> </text:span>could<text:span text:style-name="T1"> </text:span>not<text:span text:style-name="T1"> </text:span>have<text:span text:style-name="T1"> </text:span>cherished<text:span text:style-name="T1"> </text:span>the<text:span text:style-name="T1"> </text:span>moments<text:span text:style-name="T1"> </text:span>when<text:span text:style-name="T1"> </text:span>I<text:span text:style-name="T1"> </text:span>felt<text:span text:style-name="T1"> </text:span>myself<text:span text:style-name="T1"> </text:span>oscillate<text:span text:style-name="T1"> </text:span>in<text:span text:style-name="T1"> </text:span>tune<text:span text:style-name="T1"> </text:span>with<text:span text:style-name="T1"> </text:span>the<text:span text:style-name="T1"> </text:span>universe,<text:span text:style-name="T1"> </text:span>or<text:span text:style-name="T1"> </text:span>at<text:span text:style-name="T1"> </text:span>least<text:span text:style-name="T1"> </text:span>what<text:span text:style-name="T1"> </text:span>little<text:span text:style-name="T1"> </text:span>of<text:span text:style-name="T1"> </text:span>it<text:span text:style-name="T1"> </text:span>I<text:span text:style-name="T1"> </text:span>could<text:span text:style-name="T1"> </text:span>feel<text:span text:style-name="T1"> </text:span>and<text:span text:style-name="T1"> </text:span>see<text:span text:style-name="T1"> </text:span>through<text:span text:style-name="T1"> </text:span>the<text:span text:style-name="T1"> </text:span>Plume.</text:p>
      <text:p text:style-name="P1">Outside,<text:span text:style-name="T1"> </text:span>in<text:span text:style-name="T1"> </text:span>the<text:span text:style-name="T1"> </text:span>real<text:span text:style-name="T1"> </text:span>world,<text:span text:style-name="T1"> </text:span>I<text:span text:style-name="T1"> </text:span>was<text:span text:style-name="T1"> </text:span>the<text:span text:style-name="T1"> </text:span>envied<text:span text:style-name="T1"> </text:span>treasure<text:span text:style-name="T1"> </text:span>of<text:span text:style-name="T1"> </text:span>the<text:span text:style-name="T1"> </text:span>human<text:span text:style-name="T1"> </text:span>species,<text:span text:style-name="T1"> </text:span>the<text:span text:style-name="T1"> </text:span>sole<text:span text:style-name="T1"> </text:span>human<text:span text:style-name="T1"> </text:span>being<text:span text:style-name="T1"> </text:span>capable<text:span text:style-name="T1"> </text:span>of<text:span text:style-name="T1"> </text:span>communicating<text:span text:style-name="T1"> </text:span>with<text:span text:style-name="T1"> </text:span>a<text:span text:style-name="T1"> </text:span>higher<text:span text:style-name="T1"> </text:span>intellect<text:span text:style-name="T1"> </text:span>across<text:span text:style-name="T1"> </text:span>the<text:span text:style-name="T1"> </text:span>vast<text:span text:style-name="T1"> </text:span>distances<text:span text:style-name="T1"> </text:span>of<text:span text:style-name="T1"> </text:span>the<text:span text:style-name="T1"> </text:span>stars,<text:span text:style-name="T1"> </text:span>bringing<text:span text:style-name="T1"> </text:span>back<text:span text:style-name="T1"> </text:span>science,<text:span text:style-name="T1"> </text:span>lore,<text:span text:style-name="T1"> </text:span>truth,<text:span text:style-name="T1"> </text:span>and<text:span text:style-name="T1"> </text:span>answers.<text:span text:style-name="T1"> </text:span>They<text:span text:style-name="T1"> </text:span>only<text:span text:style-name="T1"> </text:span>cared<text:span text:style-name="T1"> </text:span>about<text:span text:style-name="T1"> </text:span>the<text:span text:style-name="T1"> </text:span>answers,<text:span text:style-name="T1"> </text:span>though.<text:span text:style-name="T1"> </text:span>They<text:span text:style-name="T1"> </text:span>rarely<text:span text:style-name="T1"> </text:span>paused<text:span text:style-name="T1"> </text:span>to<text:span text:style-name="T1"> </text:span>stop<text:span text:style-name="T1"> </text:span>questions.<text:span text:style-name="T1"> </text:span>At<text:span text:style-name="T1"> </text:span>least<text:span text:style-name="T1"> </text:span>not<text:span text:style-name="T1"> </text:span>once<text:span text:style-name="T1"> </text:span>they<text:span text:style-name="T1"> </text:span>had<text:span text:style-name="T1"> </text:span>room<text:span text:style-name="T1"> </text:span>temperature<text:span text:style-name="T1"> </text:span>fusion,<text:span text:style-name="T1"> </text:span>teleportation,<text:span text:style-name="T1"> </text:span>cellular<text:span text:style-name="T1"> </text:span>rejuvenation<text:span text:style-name="T1"> </text:span>and<text:span text:style-name="T1"> </text:span>a<text:span text:style-name="T1"> </text:span>whole<text:span text:style-name="T1"> </text:span>new<text:span text:style-name="T1"> </text:span>bag<text:span text:style-name="T1"> </text:span>of<text:span text:style-name="T1"> </text:span>tricks.<text:span text:style-name="T1"> </text:span>There<text:span text:style-name="T1"> </text:span>was<text:span text:style-name="T1"> </text:span>a<text:span text:style-name="T1"> </text:span>singularity<text:span text:style-name="T1"> </text:span>effect;<text:span text:style-name="T1"> </text:span>the<text:span text:style-name="T1"> </text:span>world<text:span text:style-name="T1"> </text:span>would<text:span text:style-name="T1"> </text:span>never<text:span text:style-name="T1"> </text:span>have<text:span text:style-name="T1"> </text:span>been<text:span text:style-name="T1"> </text:span>ready<text:span text:style-name="T1"> </text:span>for<text:span text:style-name="T1"> </text:span>such<text:span text:style-name="T1"> </text:span>big<text:span text:style-name="T1"> </text:span>news.<text:span text:style-name="T1"> </text:span>Small<text:span text:style-name="T1"> </text:span>wars<text:span text:style-name="T1"> </text:span>were<text:span text:style-name="T1"> </text:span>fought<text:span text:style-name="T1"> </text:span>between<text:span text:style-name="T1"> </text:span>ancient<text:span text:style-name="T1"> </text:span>mindsets<text:span text:style-name="T1"> </text:span>and<text:span text:style-name="T1"> </text:span>cutting-edge<text:span text:style-name="T1"> </text:span>weapons.<text:span text:style-name="T1"> </text:span>I<text:span text:style-name="T1"> </text:span>saw<text:span text:style-name="T1"> </text:span>none<text:span text:style-name="T1"> </text:span>of<text:span text:style-name="T1"> </text:span>that.</text:p>
      <text:p text:style-name="P1">They<text:span text:style-name="T1"> </text:span>told<text:span text:style-name="T1"> </text:span>me<text:span text:style-name="T1"> </text:span>we<text:span text:style-name="T1"> </text:span>had<text:span text:style-name="T1"> </text:span>won,<text:span text:style-name="T1"> </text:span>and<text:span text:style-name="T1"> </text:span>effectively<text:span text:style-name="T1"> </text:span>ended<text:span text:style-name="T1"> </text:span>any<text:span text:style-name="T1"> </text:span>serious<text:span text:style-name="T1"> </text:span>threats<text:span text:style-name="T1"> </text:span>to<text:span text:style-name="T1"> </text:span>our<text:span text:style-name="T1"> </text:span>so-called<text:span text:style-name="T1"> </text:span>great<text:span text:style-name="T1"> </text:span>and<text:span text:style-name="T1"> </text:span>luminous<text:span text:style-name="T1"> </text:span>Union.<text:span text:style-name="T1"> </text:span>The<text:span text:style-name="T1"> </text:span>lab<text:span text:style-name="T1"> </text:span>monkeys<text:span text:style-name="T1"> </text:span>got<text:span text:style-name="T1"> </text:span>drunk<text:span text:style-name="T1"> </text:span>that<text:span text:style-name="T1"> </text:span>day,<text:span text:style-name="T1"> </text:span>which<text:span text:style-name="T1"> </text:span>was<text:span text:style-name="T1"> </text:span>a<text:span text:style-name="T1"> </text:span>first<text:span text:style-name="T1"> </text:span>in<text:span text:style-name="T1"> </text:span>oh,<text:span text:style-name="T1"> </text:span>so<text:span text:style-name="T1"> </text:span>many<text:span text:style-name="T1"> </text:span>years.<text:span text:style-name="T1"> </text:span><text:soft-page-break/>It<text:span text:style-name="T1"> </text:span>looked<text:span text:style-name="T1"> </text:span>like<text:span text:style-name="T1"> </text:span>the<text:span text:style-name="T1"> </text:span>people<text:span text:style-name="T1"> </text:span>on<text:span text:style-name="T1"> </text:span>Earth<text:span text:style-name="T1"> </text:span>were<text:span text:style-name="T1"> </text:span>getting<text:span text:style-name="T1"> </text:span>used<text:span text:style-name="T1"> </text:span>to<text:span text:style-name="T1"> </text:span>all<text:span text:style-name="T1"> </text:span>the<text:span text:style-name="T1"> </text:span>fancy<text:span text:style-name="T1"> </text:span>technologies<text:span text:style-name="T1"> </text:span>and<text:span text:style-name="T1"> </text:span>science<text:span text:style-name="T1"> </text:span>leaps<text:span text:style-name="T1"> </text:span>everyday.<text:span text:style-name="T1"> </text:span>It<text:span text:style-name="T1"> </text:span>was<text:span text:style-name="T1"> </text:span>only<text:span text:style-name="T1"> </text:span>so<text:span text:style-name="T1"> </text:span>much<text:span text:style-name="T1"> </text:span>they<text:span text:style-name="T1"> </text:span>could<text:span text:style-name="T1"> </text:span>absorb,<text:span text:style-name="T1"> </text:span>so<text:span text:style-name="T1"> </text:span>little<text:span text:style-name="T1"> </text:span>time<text:span text:style-name="T1"> </text:span>to<text:span text:style-name="T1"> </text:span>care.<text:span text:style-name="T1"> </text:span>It<text:span text:style-name="T1"> </text:span>didn<text:span text:style-name="T1">’</text:span>t<text:span text:style-name="T1"> </text:span>really<text:span text:style-name="T1"> </text:span>matter<text:span text:style-name="T1"> </text:span>to<text:span text:style-name="T1"> </text:span>me<text:span text:style-name="T1"> </text:span>what<text:span text:style-name="T1"> </text:span>the<text:span text:style-name="T1"> </text:span>people<text:span text:style-name="T1"> </text:span>thought:<text:span text:style-name="T1"> </text:span>they<text:span text:style-name="T1"> </text:span>told<text:span text:style-name="T1"> </text:span>me<text:span text:style-name="T1"> </text:span>stories<text:span text:style-name="T1"> </text:span>about<text:span text:style-name="T1"> </text:span>people<text:span text:style-name="T1"> </text:span>thinking<text:span text:style-name="T1"> </text:span>I<text:span text:style-name="T1"> </text:span>was<text:span text:style-name="T1"> </text:span>a<text:span text:style-name="T1"> </text:span>demon,<text:span text:style-name="T1"> </text:span>that<text:span text:style-name="T1"> </text:span>I<text:span text:style-name="T1"> </text:span>was<text:span text:style-name="T1"> </text:span>the<text:span text:style-name="T1"> </text:span>devil<text:span text:style-name="T1"> </text:span>incarnate.</text:p>
      <text:p text:style-name="P1">That<text:span text:style-name="T1"> </text:span>I<text:span text:style-name="T1"> </text:span>had<text:span text:style-name="T1"> </text:span>made<text:span text:style-name="T1"> </text:span>up<text:span text:style-name="T1"> </text:span>everything<text:span text:style-name="T1"> </text:span>Yar<text:span text:style-name="T1"> </text:span>had<text:span text:style-name="T1"> </text:span>freely<text:span text:style-name="T1"> </text:span>taught<text:span text:style-name="T1"> </text:span>me.<text:span text:style-name="T1"> </text:span>That<text:span text:style-name="T1"> </text:span>I<text:span text:style-name="T1"> </text:span>was<text:span text:style-name="T1"> </text:span>some<text:span text:style-name="T1"> </text:span>sort<text:span text:style-name="T1"> </text:span>of<text:span text:style-name="T1"> </text:span>cunning<text:span text:style-name="T1"> </text:span>alien,<text:span text:style-name="T1"> </text:span>that<text:span text:style-name="T1"> </text:span>I<text:span text:style-name="T1"> </text:span>was<text:span text:style-name="T1"> </text:span>a<text:span text:style-name="T1"> </text:span>cyborg<text:span text:style-name="T1"> </text:span>or<text:span text:style-name="T1"> </text:span>a<text:span text:style-name="T1"> </text:span>machine.<text:span text:style-name="T1"> </text:span>People<text:span text:style-name="T1"> </text:span>do<text:span text:style-name="T1"> </text:span>that<text:span text:style-name="T1"> </text:span>all<text:span text:style-name="T1"> </text:span>the<text:span text:style-name="T1"> </text:span>time<text:span text:style-name="T1"> </text:span>I<text:span text:style-name="T1"> </text:span>guess,<text:span text:style-name="T1"> </text:span>trying<text:span text:style-name="T1"> </text:span>to<text:span text:style-name="T1"> </text:span>put<text:span text:style-name="T1"> </text:span>into<text:span text:style-name="T1"> </text:span>words<text:span text:style-name="T1"> </text:span>and<text:span text:style-name="T1"> </text:span>familiar<text:span text:style-name="T1"> </text:span>circumstances<text:span text:style-name="T1"> </text:span>that<text:span text:style-name="T1"> </text:span>which<text:span text:style-name="T1"> </text:span>is<text:span text:style-name="T1"> </text:span>completely<text:span text:style-name="T1"> </text:span>new<text:span text:style-name="T1"> </text:span>and<text:span text:style-name="T1"> </text:span>unexplainable,<text:span text:style-name="T1"> </text:span>that<text:span text:style-name="T1"> </text:span>which<text:span text:style-name="T1"> </text:span>language<text:span text:style-name="T1"> </text:span>fails<text:span text:style-name="T1"> </text:span>to<text:span text:style-name="T1"> </text:span>capture<text:span text:style-name="T1"> </text:span>wholly.<text:span text:style-name="T1"> </text:span>No-one<text:span text:style-name="T1"> </text:span>could<text:span text:style-name="T1"> </text:span>understand<text:span text:style-name="T1"> </text:span>the<text:span text:style-name="T1"> </text:span>Plume.<text:span text:style-name="T1"> </text:span>Not<text:span text:style-name="T1"> </text:span>me,<text:span text:style-name="T1"> </text:span>and<text:span text:style-name="T1"> </text:span>I<text:span text:style-name="T1"> </text:span>rode<text:span text:style-name="T1"> </text:span>the<text:span text:style-name="T1"> </text:span>damn<text:span text:style-name="T1"> </text:span>thing.</text:p>
      <text:p text:style-name="P1">The<text:span text:style-name="T1"> </text:span>hotshots<text:span text:style-name="T1"> </text:span>believed<text:span text:style-name="T1"> </text:span>me<text:span text:style-name="T1"> </text:span>though.<text:span text:style-name="T1"> </text:span>At<text:span text:style-name="T1"> </text:span>first,<text:span text:style-name="T1"> </text:span>they<text:span text:style-name="T1"> </text:span>thought<text:span text:style-name="T1"> </text:span>I<text:span text:style-name="T1"> </text:span>was<text:span text:style-name="T1"> </text:span>just<text:span text:style-name="T1"> </text:span>another<text:span text:style-name="T1"> </text:span>mental<text:span text:style-name="T1"> </text:span>patient<text:span text:style-name="T1"> </text:span>with<text:span text:style-name="T1"> </text:span>some<text:span text:style-name="T1"> </text:span>weird<text:span text:style-name="T1"> </text:span>brain<text:span text:style-name="T1"> </text:span>issues.<text:span text:style-name="T1"> </text:span>An<text:span text:style-name="T1"> </text:span>idiot<text:span text:style-name="T1"> </text:span>savant<text:span text:style-name="T1"> </text:span>yet<text:span text:style-name="T1"> </text:span>to<text:span text:style-name="T1"> </text:span>be<text:span text:style-name="T1"> </text:span>included<text:span text:style-name="T1"> </text:span>in<text:span text:style-name="T1"> </text:span>the<text:span text:style-name="T1"> </text:span>literature.<text:span text:style-name="T1"> </text:span>Then<text:span text:style-name="T1"> </text:span>someone<text:span text:style-name="T1"> </text:span>dug<text:span text:style-name="T1"> </text:span>a<text:span text:style-name="T1"> </text:span>little<text:span text:style-name="T1"> </text:span>deeper,<text:span text:style-name="T1"> </text:span>and<text:span text:style-name="T1"> </text:span>found<text:span text:style-name="T1"> </text:span>out<text:span text:style-name="T1"> </text:span>I<text:span text:style-name="T1"> </text:span>couldn<text:span text:style-name="T1">’</text:span>t<text:span text:style-name="T1"> </text:span>simply<text:span text:style-name="T1"> </text:span>know<text:span text:style-name="T1"> </text:span>the<text:span text:style-name="T1"> </text:span>things<text:span text:style-name="T1"> </text:span>I<text:span text:style-name="T1"> </text:span>scrawled<text:span text:style-name="T1"> </text:span>everywhere<text:span text:style-name="T1"> </text:span>when<text:span text:style-name="T1"> </text:span>I<text:span text:style-name="T1"> </text:span>went<text:span text:style-name="T1"> </text:span>into<text:span text:style-name="T1"> </text:span>catalepsis.<text:span text:style-name="T1"> </text:span>And<text:span text:style-name="T1"> </text:span>then<text:span text:style-name="T1"> </text:span>they<text:span text:style-name="T1"> </text:span>called<text:span text:style-name="T1"> </text:span>in<text:span text:style-name="T1"> </text:span>the<text:span text:style-name="T1"> </text:span>real<text:span text:style-name="T1"> </text:span>money<text:span text:style-name="T1"> </text:span>pushers,<text:span text:style-name="T1"> </text:span>and<text:span text:style-name="T1"> </text:span>they<text:span text:style-name="T1"> </text:span>brought<text:span text:style-name="T1"> </text:span>their<text:span text:style-name="T1"> </text:span>government<text:span text:style-name="T1"> </text:span>friends<text:span text:style-name="T1"> </text:span>along.<text:span text:style-name="T1"> </text:span>And<text:span text:style-name="T1"> </text:span>they<text:span text:style-name="T1"> </text:span>set<text:span text:style-name="T1"> </text:span>up<text:span text:style-name="T1"> </text:span>a<text:span text:style-name="T1"> </text:span>labyrinth<text:span text:style-name="T1"> </text:span>of<text:span text:style-name="T1"> </text:span>machines<text:span text:style-name="T1"> </text:span>and<text:span text:style-name="T1"> </text:span>experimental<text:span text:style-name="T1"> </text:span>arrays.</text:p>
      <text:p text:style-name="P1">I<text:span text:style-name="T1"> </text:span>have<text:span text:style-name="T1"> </text:span>hazy<text:span text:style-name="T1"> </text:span>memory<text:span text:style-name="T1"> </text:span>now-days,<text:span text:style-name="T1"> </text:span>more<text:span text:style-name="T1"> </text:span>hazy<text:span text:style-name="T1"> </text:span>than<text:span text:style-name="T1"> </text:span>I<text:span text:style-name="T1">’</text:span>d<text:span text:style-name="T1"> </text:span>like<text:span text:style-name="T1"> </text:span>to,<text:span text:style-name="T1"> </text:span>but<text:span text:style-name="T1"> </text:span>I<text:span text:style-name="T1"> </text:span>some<text:span text:style-name="T1"> </text:span>things<text:span text:style-name="T1"> </text:span>come<text:span text:style-name="T1"> </text:span>to<text:span text:style-name="T1"> </text:span>as<text:span text:style-name="T1"> </text:span>clear<text:span text:style-name="T1"> </text:span>as<text:span text:style-name="T1"> </text:span>sun-streaks<text:span text:style-name="T1"> </text:span>through<text:span text:style-name="T1"> </text:span>a<text:span text:style-name="T1"> </text:span>cloud.<text:span text:style-name="T1"> </text:span>A<text:span text:style-name="T1"> </text:span>general<text:span text:style-name="T1"> </text:span>had<text:span text:style-name="T1"> </text:span>asked<text:span text:style-name="T1"> </text:span>me,<text:span text:style-name="T1"> </text:span>while<text:span text:style-name="T1"> </text:span>I<text:span text:style-name="T1"> </text:span>still<text:span text:style-name="T1"> </text:span>retained<text:span text:style-name="T1"> </text:span>the<text:span text:style-name="T1"> </text:span>capability,<text:span text:style-name="T1"> ‘</text:span>Do<text:span text:style-name="T1"> </text:span>you<text:span text:style-name="T1"> </text:span>know<text:span text:style-name="T1"> </text:span>we<text:span text:style-name="T1">’</text:span>ve<text:span text:style-name="T1"> </text:span>put<text:span text:style-name="T1"> </text:span>more<text:span text:style-name="T1"> </text:span>resources<text:span text:style-name="T1"> </text:span>into<text:span text:style-name="T1"> </text:span>you<text:span text:style-name="T1"> </text:span>than<text:span text:style-name="T1"> </text:span>in<text:span text:style-name="T1"> </text:span>all<text:span text:style-name="T1"> </text:span>of<text:span text:style-name="T1"> </text:span>recorded<text:span text:style-name="T1"> </text:span>history?<text:span text:style-name="T1">’</text:span>.<text:span text:style-name="T1"> </text:span>I<text:span text:style-name="T1"> </text:span>think<text:span text:style-name="T1"> </text:span>I<text:span text:style-name="T1"> </text:span>grinned<text:span text:style-name="T1"> </text:span>and<text:span text:style-name="T1"> </text:span>said<text:span text:style-name="T1"> </text:span>something<text:span text:style-name="T1"> </text:span>eloquent<text:span text:style-name="T1"> </text:span>like<text:span text:style-name="T1"> ‘</text:span>Who<text:span text:style-name="T1">’</text:span>s<text:span text:style-name="T1"> </text:span>the<text:span text:style-name="T1"> </text:span>crazy<text:span text:style-name="T1"> </text:span>person<text:span text:style-name="T1"> </text:span>now,<text:span text:style-name="T1"> </text:span>motherfucker?<text:span text:style-name="T1">’</text:span>.<text:span text:style-name="T1"> </text:span>Perhaps<text:span text:style-name="T1"> </text:span>I<text:span text:style-name="T1"> </text:span>still<text:span text:style-name="T1"> </text:span>thought<text:span text:style-name="T1"> </text:span>there<text:span text:style-name="T1"> </text:span>was<text:span text:style-name="T1"> </text:span>someway<text:span text:style-name="T1"> </text:span>out<text:span text:style-name="T1"> </text:span>of<text:span text:style-name="T1"> </text:span>there,<text:span text:style-name="T1"> </text:span>that<text:span text:style-name="T1"> </text:span>I<text:span text:style-name="T1"> </text:span>could<text:span text:style-name="T1"> </text:span>go<text:span text:style-name="T1"> </text:span>back<text:span text:style-name="T1"> </text:span>to<text:span text:style-name="T1"> </text:span>the<text:span text:style-name="T1"> </text:span>asylum<text:span text:style-name="T1"> </text:span>once<text:span text:style-name="T1"> </text:span>they<text:span text:style-name="T1"> </text:span>were<text:span text:style-name="T1"> </text:span>through<text:span text:style-name="T1"> </text:span>with<text:span text:style-name="T1"> </text:span>me.</text:p>
      <text:p text:style-name="P1">They<text:span text:style-name="T1"> </text:span>knew<text:span text:style-name="T1"> </text:span>I<text:span text:style-name="T1"> </text:span>was<text:span text:style-name="T1"> </text:span>for<text:span text:style-name="T1"> </text:span>real.<text:span text:style-name="T1"> </text:span>So<text:span text:style-name="T1"> </text:span>when<text:span text:style-name="T1"> </text:span>they<text:span text:style-name="T1"> </text:span>fired<text:span text:style-name="T1"> </text:span>up<text:span text:style-name="T1"> </text:span>the<text:span text:style-name="T1"> </text:span>test,<text:span text:style-name="T1"> </text:span>they<text:span text:style-name="T1"> </text:span>couldn<text:span text:style-name="T1">’</text:span>t<text:span text:style-name="T1"> </text:span>understand<text:span text:style-name="T1"> </text:span>the<text:span text:style-name="T1"> </text:span>details,<text:span text:style-name="T1"> </text:span>and<text:span text:style-name="T1"> </text:span>couldn<text:span text:style-name="T1">’</text:span>t<text:span text:style-name="T1"> </text:span>exactly<text:span text:style-name="T1"> </text:span>comprehend<text:span text:style-name="T1"> </text:span>or<text:span text:style-name="T1"> </text:span>describe<text:span text:style-name="T1"> </text:span>the<text:span text:style-name="T1"> </text:span>mechanism,<text:span text:style-name="T1"> </text:span>but<text:span text:style-name="T1"> </text:span>they<text:span text:style-name="T1"> </text:span>knew<text:span text:style-name="T1"> </text:span>that<text:span text:style-name="T1"> </text:span>in<text:span text:style-name="T1"> </text:span>those<text:span text:style-name="T1"> </text:span>few<text:span text:style-name="T1"> </text:span><text:soft-page-break/>seconds,<text:span text:style-name="T1"> </text:span>my<text:span text:style-name="T1"> </text:span>mind<text:span text:style-name="T1"> </text:span>had<text:span text:style-name="T1"> </text:span>been<text:span text:style-name="T1"> </text:span>displaced<text:span text:style-name="T1"> </text:span>for<text:span text:style-name="T1"> </text:span>an<text:span text:style-name="T1"> </text:span>unknown<text:span text:style-name="T1"> </text:span>distance,<text:span text:style-name="T1"> </text:span>and<text:span text:style-name="T1"> </text:span>when<text:span text:style-name="T1"> </text:span>it<text:span text:style-name="T1"> </text:span>had<text:span text:style-name="T1"> </text:span>arrived,<text:span text:style-name="T1"> </text:span>it<text:span text:style-name="T1"> </text:span>was<text:span text:style-name="T1"> </text:span>a<text:span text:style-name="T1"> </text:span>completely<text:span text:style-name="T1"> </text:span>different<text:span text:style-name="T1"> </text:span>kind<text:span text:style-name="T1"> </text:span>of<text:span text:style-name="T1"> </text:span>monster.</text:p>
      <text:p text:style-name="P1">A<text:span text:style-name="T1"> </text:span>new<text:span text:style-name="T1"> </text:span>breed<text:span text:style-name="T1"> </text:span>of<text:span text:style-name="T1"> </text:span>devil,<text:span text:style-name="T1"> </text:span>that<text:span text:style-name="T1">’</text:span>s<text:span text:style-name="T1"> </text:span>what<text:span text:style-name="T1"> </text:span>I<text:span text:style-name="T1"> </text:span>had<text:span text:style-name="T1"> </text:span>become.<text:span text:style-name="T1"> </text:span>Too<text:span text:style-name="T1"> </text:span>valuable<text:span text:style-name="T1"> </text:span>to<text:span text:style-name="T1"> </text:span>throw<text:span text:style-name="T1"> </text:span>away,<text:span text:style-name="T1"> </text:span>too<text:span text:style-name="T1"> </text:span>dangerous<text:span text:style-name="T1"> </text:span>to<text:span text:style-name="T1"> </text:span>let<text:span text:style-name="T1"> </text:span>be.<text:span text:style-name="T1"> </text:span>The<text:span text:style-name="T1"> </text:span>wealth<text:span text:style-name="T1"> </text:span>of<text:span text:style-name="T1"> </text:span>data<text:span text:style-name="T1"> </text:span>coming<text:span text:style-name="T1"> </text:span>in<text:span text:style-name="T1"> </text:span>through<text:span text:style-name="T1"> </text:span>my<text:span text:style-name="T1"> </text:span>cortex<text:span text:style-name="T1"> </text:span>was<text:span text:style-name="T1"> </text:span>the<text:span text:style-name="T1"> </text:span>answer<text:span text:style-name="T1"> </text:span>to<text:span text:style-name="T1"> </text:span>all<text:span text:style-name="T1"> </text:span>of<text:span text:style-name="T1"> </text:span>their<text:span text:style-name="T1"> </text:span>prayers,<text:span text:style-name="T1"> </text:span>and<text:span text:style-name="T1"> </text:span>reason<text:span text:style-name="T1"> </text:span>I<text:span text:style-name="T1"> </text:span>started<text:span text:style-name="T1"> </text:span>to<text:span text:style-name="T1"> </text:span>believe<text:span text:style-name="T1"> </text:span>in<text:span text:style-name="T1"> </text:span>God.<text:span text:style-name="T1"> </text:span>To<text:span text:style-name="T1"> </text:span>believe<text:span text:style-name="T1"> </text:span>in<text:span text:style-name="T1"> </text:span>me.<text:span text:style-name="T1"> </text:span>No-one<text:span text:style-name="T1"> </text:span>shutdown<text:span text:style-name="T1"> </text:span>the<text:span text:style-name="T1"> </text:span>test<text:span text:style-name="T1"> </text:span>ever<text:span text:style-name="T1"> </text:span>since.<text:span text:style-name="T1"> </text:span>No-one<text:span text:style-name="T1"> </text:span>dared<text:span text:style-name="T1"> </text:span>lose<text:span text:style-name="T1"> </text:span>the<text:span text:style-name="T1"> </text:span>connection<text:span text:style-name="T1"> </text:span>to<text:span text:style-name="T1"> </text:span>the<text:span text:style-name="T1"> </text:span>most<text:span text:style-name="T1"> </text:span>precious<text:span text:style-name="T1"> </text:span>source<text:span text:style-name="T1"> </text:span>of<text:span text:style-name="T1"> </text:span>knowledge<text:span text:style-name="T1"> </text:span>in<text:span text:style-name="T1"> </text:span>humankind<text:span text:style-name="T1">’</text:span>s<text:span text:style-name="T1"> </text:span>existence.<text:span text:style-name="T1"> </text:span>They<text:span text:style-name="T1"> </text:span>brought<text:span text:style-name="T1"> </text:span>more<text:span text:style-name="T1"> </text:span>technicians,<text:span text:style-name="T1"> </text:span>more<text:span text:style-name="T1"> </text:span>engineers,<text:span text:style-name="T1"> </text:span>more<text:span text:style-name="T1"> </text:span>scientists.<text:span text:style-name="T1"> </text:span>I<text:span text:style-name="T1"> </text:span>think<text:span text:style-name="T1"> </text:span>I<text:span text:style-name="T1"> </text:span>tried<text:span text:style-name="T1"> </text:span>to<text:span text:style-name="T1"> </text:span>kill<text:span text:style-name="T1"> </text:span>myself<text:span text:style-name="T1"> </text:span>once.<text:span text:style-name="T1"> </text:span>That<text:span text:style-name="T1"> </text:span>was<text:span text:style-name="T1"> </text:span>something<text:span text:style-name="T1"> </text:span>they<text:span text:style-name="T1"> </text:span>didn<text:span text:style-name="T1">’</text:span>t<text:span text:style-name="T1"> </text:span>want.<text:span text:style-name="T1"> </text:span>They<text:span text:style-name="T1"> </text:span>made<text:span text:style-name="T1"> </text:span>some<text:span text:style-name="T1"> </text:span>more<text:span text:style-name="T1"> </text:span>permanent<text:span text:style-name="T1"> </text:span>arrangements,<text:span text:style-name="T1"> </text:span>and<text:span text:style-name="T1"> </text:span>they<text:span text:style-name="T1"> </text:span>always<text:span text:style-name="T1"> </text:span>let<text:span text:style-name="T1"> </text:span>the<text:span text:style-name="T1"> </text:span>lights<text:span text:style-name="T1"> </text:span>on.<text:span text:style-name="T1"> </text:span>I<text:span text:style-name="T1"> </text:span>didn<text:span text:style-name="T1">’</text:span>t<text:span text:style-name="T1"> </text:span>know<text:span text:style-name="T1"> </text:span>then<text:span text:style-name="T1"> </text:span>I<text:span text:style-name="T1"> </text:span>would<text:span text:style-name="T1"> </text:span>never<text:span text:style-name="T1"> </text:span>again<text:span text:style-name="T1"> </text:span>see<text:span text:style-name="T1"> </text:span>the<text:span text:style-name="T1"> </text:span>sun<text:span text:style-name="T1"> </text:span>with<text:span text:style-name="T1"> </text:span>my<text:span text:style-name="T1"> </text:span>own<text:span text:style-name="T1"> </text:span>eyes.</text:p>
      <text:p text:style-name="P1">And<text:span text:style-name="T1"> </text:span>they<text:span text:style-name="T1"> </text:span>cared<text:span text:style-name="T1"> </text:span>for<text:span text:style-name="T1"> </text:span>me.<text:span text:style-name="T1"> </text:span>Their<text:span text:style-name="T1"> </text:span>needles,<text:span text:style-name="T1"> </text:span>pumps<text:span text:style-name="T1"> </text:span>and<text:span text:style-name="T1"> </text:span>monitors<text:span text:style-name="T1"> </text:span>cared.<text:span text:style-name="T1"> </text:span>Perfectly<text:span text:style-name="T1"> </text:span>aligned<text:span text:style-name="T1"> </text:span>vital<text:span text:style-name="T1"> </text:span>signs.<text:span text:style-name="T1"> </text:span>All<text:span text:style-name="T1"> </text:span>sorts<text:span text:style-name="T1"> </text:span>of<text:span text:style-name="T1"> </text:span>antibiotics<text:span text:style-name="T1"> </text:span>and<text:span text:style-name="T1"> </text:span>cell<text:span text:style-name="T1"> </text:span>treatments<text:span text:style-name="T1"> </text:span>to<text:span text:style-name="T1"> </text:span>keep<text:span text:style-name="T1"> </text:span>me<text:span text:style-name="T1"> </text:span>healthy.<text:span text:style-name="T1"> </text:span>Keep<text:span text:style-name="T1"> </text:span>the<text:span text:style-name="T1"> </text:span>vessel<text:span text:style-name="T1"> </text:span>intact,<text:span text:style-name="T1"> </text:span>keep<text:span text:style-name="T1"> </text:span>me<text:span text:style-name="T1"> </text:span>going.<text:span text:style-name="T1"> </text:span>But<text:span text:style-name="T1"> </text:span>no-one<text:span text:style-name="T1"> </text:span>dared<text:span text:style-name="T1"> </text:span>touch<text:span text:style-name="T1"> </text:span>my<text:span text:style-name="T1"> </text:span>mind.<text:span text:style-name="T1"> </text:span>No-one<text:span text:style-name="T1"> </text:span>dared<text:span text:style-name="T1"> </text:span>to<text:span text:style-name="T1"> </text:span>let<text:span text:style-name="T1"> </text:span>me<text:span text:style-name="T1"> </text:span>out<text:span text:style-name="T1"> </text:span>of<text:span text:style-name="T1"> </text:span>my<text:span text:style-name="T1"> </text:span>cage.<text:span text:style-name="T1"> </text:span>And<text:span text:style-name="T1"> </text:span>so<text:span text:style-name="T1"> </text:span>I<text:span text:style-name="T1"> </text:span>screamed,<text:span text:style-name="T1"> </text:span>and<text:span text:style-name="T1"> </text:span>cried,<text:span text:style-name="T1"> </text:span>and<text:span text:style-name="T1"> </text:span>went<text:span text:style-name="T1"> </text:span>insane.<text:span text:style-name="T1"> </text:span>But<text:span text:style-name="T1"> </text:span>when<text:span text:style-name="T1"> </text:span>I<text:span text:style-name="T1"> </text:span>had<text:span text:style-name="T1"> </text:span>no<text:span text:style-name="T1"> </text:span>other<text:span text:style-name="T1"> </text:span>life<text:span text:style-name="T1"> </text:span>in<text:span text:style-name="T1"> </text:span>me,<text:span text:style-name="T1"> </text:span>I<text:span text:style-name="T1"> </text:span>slept.<text:span text:style-name="T1"> </text:span>When<text:span text:style-name="T1"> </text:span>I<text:span text:style-name="T1"> </text:span>slept,<text:span text:style-name="T1"> </text:span>I<text:span text:style-name="T1"> </text:span>displaced:<text:span text:style-name="T1"> </text:span>I<text:span text:style-name="T1"> </text:span>spent<text:span text:style-name="T1"> </text:span>the<text:span text:style-name="T1"> </text:span>time<text:span text:style-name="T1"> </text:span>leading<text:span text:style-name="T1"> </text:span>all<text:span text:style-name="T1"> </text:span>the<text:span text:style-name="T1"> </text:span>sorts<text:span text:style-name="T1"> </text:span>of<text:span text:style-name="T1"> </text:span>lives<text:span text:style-name="T1"> </text:span>I<text:span text:style-name="T1"> </text:span>wish<text:span text:style-name="T1"> </text:span>I<text:span text:style-name="T1"> </text:span>had<text:span text:style-name="T1"> </text:span>the<text:span text:style-name="T1"> </text:span>opportunity<text:span text:style-name="T1"> </text:span>to<text:span text:style-name="T1"> </text:span>live.<text:span text:style-name="T1"> </text:span>And<text:span text:style-name="T1"> </text:span>then<text:span text:style-name="T1"> </text:span>I<text:span text:style-name="T1"> </text:span>talked<text:span text:style-name="T1"> </text:span>with<text:span text:style-name="T1"> </text:span>Yar.<text:span text:style-name="T1"> </text:span>The<text:span text:style-name="T1"> </text:span>rough<text:span text:style-name="T1"> </text:span>bits,<text:span text:style-name="T1"> </text:span>the<text:span text:style-name="T1"> </text:span>ones<text:span text:style-name="T1"> </text:span>I<text:span text:style-name="T1"> </text:span>couldn<text:span text:style-name="T1">’</text:span>t<text:span text:style-name="T1"> </text:span>really<text:span text:style-name="T1"> </text:span>understand,<text:span text:style-name="T1"> </text:span>he<text:span text:style-name="T1"> </text:span>just<text:span text:style-name="T1"> </text:span>put<text:span text:style-name="T1"> </text:span>them<text:span text:style-name="T1"> </text:span>along<text:span text:style-name="T1"> </text:span>inside<text:span text:style-name="T1"> </text:span>my<text:span text:style-name="T1"> </text:span>mind<text:span text:style-name="T1"> </text:span>in<text:span text:style-name="T1"> </text:span>what<text:span text:style-name="T1"> </text:span>he<text:span text:style-name="T1"> </text:span>called<text:span text:style-name="T1"> ‘</text:span>lunch<text:span text:style-name="T1"> </text:span>boxes<text:span text:style-name="T1">’</text:span>.<text:span text:style-name="T1"> </text:span>The<text:span text:style-name="T1"> </text:span>nice<text:span text:style-name="T1"> </text:span>bits,<text:span text:style-name="T1"> </text:span>those<text:span text:style-name="T1"> </text:span>we<text:span text:style-name="T1"> </text:span>would<text:span text:style-name="T1"> </text:span>talk<text:span text:style-name="T1"> </text:span>about<text:span text:style-name="T1"> </text:span>over<text:span text:style-name="T1"> </text:span>and<text:span text:style-name="T1"> </text:span>over<text:span text:style-name="T1"> </text:span>and<text:span text:style-name="T1"> </text:span>reminisce<text:span text:style-name="T1"> </text:span>afterwards<text:span text:style-name="T1"> </text:span>and<text:span text:style-name="T1"> </text:span>recall<text:span text:style-name="T1"> </text:span>with<text:span text:style-name="T1"> </text:span>sharp<text:span text:style-name="T1"> </text:span>lucidity<text:span text:style-name="T1"> </text:span>and<text:span text:style-name="T1"> </text:span>infectuous<text:span text:style-name="T1"> </text:span>desire,<text:span text:style-name="T1"> </text:span>those<text:span text:style-name="T1"> </text:span>were<text:span text:style-name="T1"> </text:span>why<text:span text:style-name="T1"> </text:span>I<text:span text:style-name="T1"> </text:span>still<text:span text:style-name="T1"> </text:span>did<text:span text:style-name="T1"> </text:span>what<text:span text:style-name="T1"> </text:span>I<text:span text:style-name="T1"> </text:span>did,<text:span text:style-name="T1"> </text:span>why<text:span text:style-name="T1"> </text:span>I<text:span text:style-name="T1"> </text:span>displaced.<text:span text:style-name="T1"> </text:span>And<text:span text:style-name="T1"> </text:span>that<text:span text:style-name="T1"> </text:span>was<text:span text:style-name="T1"> </text:span>why<text:span text:style-name="T1"> </text:span>they<text:span text:style-name="T1"> </text:span>kept<text:span text:style-name="T1"> </text:span>me<text:span text:style-name="T1"> </text:span>alive.</text:p>
      <text:p text:style-name="P1">It<text:span text:style-name="T1"> </text:span>wasn<text:span text:style-name="T1">’</text:span>t<text:span text:style-name="T1"> </text:span>what<text:span text:style-name="T1"> </text:span>I<text:span text:style-name="T1"> </text:span>brought<text:span text:style-name="T1"> </text:span>back<text:span text:style-name="T1"> </text:span>with<text:span text:style-name="T1"> </text:span>me<text:span text:style-name="T1"> </text:span>for<text:span text:style-name="T1"> </text:span>the<text:span text:style-name="T1"> </text:span>doctors<text:span text:style-name="T1"> </text:span>to<text:span text:style-name="T1"> </text:span>divulge<text:span text:style-name="T1"> </text:span>to<text:span text:style-name="T1"> </text:span>the<text:span text:style-name="T1"> </text:span>world<text:span text:style-name="T1"> </text:span>what<text:span text:style-name="T1"> </text:span>made<text:span text:style-name="T1"> </text:span>me<text:span text:style-name="T1"> </text:span>displace;<text:span text:style-name="T1"> </text:span>I<text:span text:style-name="T1"> </text:span>couldn<text:span text:style-name="T1">’</text:span>t<text:span text:style-name="T1"> </text:span>care<text:span text:style-name="T1"> </text:span>less<text:span text:style-name="T1"> </text:span>for<text:span text:style-name="T1"> </text:span>mankind<text:span text:style-name="T1">’</text:span>s<text:span text:style-name="T1"> </text:span>single-minded<text:span text:style-name="T1"> </text:span>approach<text:span text:style-name="T1"> </text:span>to<text:span text:style-name="T1"> </text:span>progress.<text:span text:style-name="T1"> </text:span>My<text:span text:style-name="T1"> </text:span>real<text:span text:style-name="T1"> </text:span>world,<text:span text:style-name="T1"> </text:span>my<text:span text:style-name="T1"> </text:span>true<text:span text:style-name="T1"> </text:span>life,<text:span text:style-name="T1"> </text:span>the<text:span text:style-name="T1"> </text:span>one<text:span text:style-name="T1"> </text:span>I<text:span text:style-name="T1"> </text:span>did<text:span text:style-name="T1"> </text:span>not<text:span text:style-name="T1"> </text:span>imagine<text:span text:style-name="T1"> </text:span>but<text:span text:style-name="T1"> </text:span>the<text:span text:style-name="T1"> </text:span>one<text:span text:style-name="T1"> </text:span>I<text:span text:style-name="T1"> </text:span>saw<text:span text:style-name="T1"> </text:span>and<text:span text:style-name="T1"> </text:span>touched,<text:span text:style-name="T1"> </text:span>even<text:span text:style-name="T1"> </text:span>through<text:span text:style-name="T1"> </text:span>a<text:span text:style-name="T1"> </text:span><text:soft-page-break/>copy<text:span text:style-name="T1"> </text:span>of<text:span text:style-name="T1"> </text:span>mine,<text:span text:style-name="T1"> </text:span>even<text:span text:style-name="T1"> </text:span>spread<text:span text:style-name="T1"> </text:span>across<text:span text:style-name="T1"> </text:span>a<text:span text:style-name="T1"> </text:span>thousand<text:span text:style-name="T1"> </text:span>different<text:span text:style-name="T1"> </text:span>selves,<text:span text:style-name="T1"> </text:span>was<text:span text:style-name="T1"> </text:span>still<text:span text:style-name="T1"> </text:span>mine;<text:span text:style-name="T1"> </text:span>and<text:span text:style-name="T1"> </text:span>I<text:span text:style-name="T1"> </text:span>would<text:span text:style-name="T1"> </text:span>cherish<text:span text:style-name="T1"> </text:span>it<text:span text:style-name="T1"> </text:span>and<text:span text:style-name="T1"> </text:span>hold<text:span text:style-name="T1"> </text:span>it<text:span text:style-name="T1"> </text:span>fast<text:span text:style-name="T1"> </text:span>against<text:span text:style-name="T1"> </text:span>the<text:span text:style-name="T1"> </text:span>echoes<text:span text:style-name="T1"> </text:span>of<text:span text:style-name="T1"> </text:span>my<text:span text:style-name="T1"> </text:span>splintered<text:span text:style-name="T1"> </text:span>soul<text:span text:style-name="T1"> </text:span>even<text:span text:style-name="T1"> </text:span>after<text:span text:style-name="T1"> </text:span>I<text:span text:style-name="T1"> </text:span>had<text:span text:style-name="T1"> </text:span>found<text:span text:style-name="T1"> </text:span>a<text:span text:style-name="T1"> </text:span>way<text:span text:style-name="T1"> </text:span>to<text:span text:style-name="T1"> </text:span>blow<text:span text:style-name="T1"> </text:span>my<text:span text:style-name="T1"> </text:span>brains<text:span text:style-name="T1"> </text:span>back<text:span text:style-name="T1"> </text:span>in<text:span text:style-name="T1"> </text:span>the<text:span text:style-name="T1"> </text:span>lab.</text:p>
      <text:p text:style-name="P1">I<text:span text:style-name="T1"> </text:span>think<text:span text:style-name="T1"> </text:span>I<text:span text:style-name="T1"> </text:span>laughed,<text:span text:style-name="T1"> </text:span>but<text:span text:style-name="T1"> </text:span>no-one<text:span text:style-name="T1"> </text:span>laughed<text:span text:style-name="T1"> </text:span>along<text:span text:style-name="T1"> </text:span>with<text:span text:style-name="T1"> </text:span>me.<text:span text:style-name="T1"> </text:span>It<text:span text:style-name="T1"> </text:span>was<text:span text:style-name="T1"> </text:span>like<text:span text:style-name="T1"> </text:span>those<text:span text:style-name="T1"> </text:span>embarassing<text:span text:style-name="T1"> </text:span>moments<text:span text:style-name="T1"> </text:span>when<text:span text:style-name="T1"> </text:span>you<text:span text:style-name="T1"> </text:span>think<text:span text:style-name="T1"> </text:span>everybody<text:span text:style-name="T1"> </text:span>likes<text:span text:style-name="T1"> </text:span>you,<text:span text:style-name="T1"> </text:span>and<text:span text:style-name="T1"> </text:span>then<text:span text:style-name="T1"> </text:span>you<text:span text:style-name="T1"> </text:span>say<text:span text:style-name="T1"> </text:span>something<text:span text:style-name="T1"> </text:span>stupid<text:span text:style-name="T1"> </text:span>or<text:span text:style-name="T1"> </text:span>crude<text:span text:style-name="T1"> </text:span>and<text:span text:style-name="T1"> </text:span>they<text:span text:style-name="T1">’</text:span>re<text:span text:style-name="T1"> </text:span>staring<text:span text:style-name="T1"> </text:span>blank-eyed,<text:span text:style-name="T1"> </text:span>scoffing,<text:span text:style-name="T1"> </text:span>unapproving<text:span text:style-name="T1"> </text:span>eyes<text:span text:style-name="T1"> </text:span>all<text:span text:style-name="T1"> </text:span>over<text:span text:style-name="T1"> </text:span>you.<text:span text:style-name="T1"> </text:span>Displeased.<text:span text:style-name="T1"> </text:span>Disappointed.<text:span text:style-name="T1"> </text:span>Some<text:span text:style-name="T1"> </text:span>said<text:span text:style-name="T1"> </text:span>that<text:span text:style-name="T1"> </text:span>perhaps<text:span text:style-name="T1"> </text:span>they<text:span text:style-name="T1"> </text:span>were<text:span text:style-name="T1"> </text:span>going<text:span text:style-name="T1"> </text:span>too<text:span text:style-name="T1"> </text:span>far,<text:span text:style-name="T1"> </text:span>others<text:span text:style-name="T1"> </text:span>said<text:span text:style-name="T1"> </text:span>there<text:span text:style-name="T1"> </text:span>was<text:span text:style-name="T1"> </text:span>noplace<text:span text:style-name="T1"> </text:span>far<text:span text:style-name="T1"> </text:span>enough<text:span text:style-name="T1"> </text:span>after<text:span text:style-name="T1"> </text:span>me.<text:span text:style-name="T1"> </text:span>Maybe<text:span text:style-name="T1"> </text:span>that<text:span text:style-name="T1">’</text:span>s<text:span text:style-name="T1"> </text:span>true<text:span text:style-name="T1"> </text:span>too.<text:span text:style-name="T1"> </text:span>What<text:span text:style-name="T1">’</text:span>s<text:span text:style-name="T1"> </text:span>real,<text:span text:style-name="T1"> </text:span>what<text:span text:style-name="T1">’</text:span>s<text:span text:style-name="T1"> </text:span>real<text:span text:style-name="T1"> </text:span>in<text:span text:style-name="T1"> </text:span>the<text:span text:style-name="T1"> </text:span>Plume,<text:span text:style-name="T1"> </text:span>and<text:span text:style-name="T1"> </text:span>what<text:span text:style-name="T1">’</text:span>s<text:span text:style-name="T1"> </text:span>real<text:span text:style-name="T1"> </text:span>in<text:span text:style-name="T1"> </text:span>my<text:span text:style-name="T1"> </text:span>head<text:span text:style-name="T1"> </text:span>cannot<text:span text:style-name="T1"> </text:span>be<text:span text:style-name="T1"> </text:span>unmade<text:span text:style-name="T1"> </text:span>anymore.<text:span text:style-name="T1"> </text:span>It<text:span text:style-name="T1">’</text:span>s<text:span text:style-name="T1"> </text:span>now<text:span text:style-name="T1"> </text:span>taken<text:span text:style-name="T1"> </text:span>on<text:span text:style-name="T1"> </text:span>a<text:span text:style-name="T1"> </text:span>substance<text:span text:style-name="T1"> </text:span>of<text:span text:style-name="T1"> </text:span>its<text:span text:style-name="T1"> </text:span>own.<text:span text:style-name="T1"> </text:span>Sometimes<text:span text:style-name="T1"> </text:span>I<text:span text:style-name="T1"> </text:span>think<text:span text:style-name="T1"> </text:span>they<text:span text:style-name="T1"> </text:span>know<text:span text:style-name="T1"> </text:span>I<text:span text:style-name="T1">’</text:span>m<text:span text:style-name="T1"> </text:span>not<text:span text:style-name="T1"> </text:span>human<text:span text:style-name="T1"> </text:span>now.<text:span text:style-name="T1"> </text:span>Well,<text:span text:style-name="T1"> </text:span>perhaps<text:span text:style-name="T1"> </text:span>I<text:span text:style-name="T1"> </text:span>still<text:span text:style-name="T1"> </text:span>am,<text:span text:style-name="T1"> </text:span>but<text:span text:style-name="T1"> </text:span>only<text:span text:style-name="T1"> </text:span>when<text:span text:style-name="T1"> </text:span>I<text:span text:style-name="T1">’</text:span>m<text:span text:style-name="T1"> </text:span>around<text:span text:style-name="T1"> </text:span>Yar.</text:p>
      <text:p text:style-name="P1">The<text:span text:style-name="T1"> </text:span>last<text:span text:style-name="T1"> </text:span>time<text:span text:style-name="T1"> </text:span>I<text:span text:style-name="T1"> </text:span>displaced,<text:span text:style-name="T1"> </text:span>I<text:span text:style-name="T1"> </text:span>had<text:span text:style-name="T1"> </text:span>the<text:span text:style-name="T1"> </text:span>faintest<text:span text:style-name="T1"> </text:span>idea<text:span text:style-name="T1"> </text:span>of<text:span text:style-name="T1"> </text:span>a<text:span text:style-name="T1"> </text:span>chill<text:span text:style-name="T1"> </text:span>running<text:span text:style-name="T1"> </text:span>down<text:span text:style-name="T1"> </text:span>my<text:span text:style-name="T1"> </text:span>spine.<text:span text:style-name="T1"> </text:span>I<text:span text:style-name="T1"> </text:span>think<text:span text:style-name="T1"> </text:span>I<text:span text:style-name="T1"> </text:span>saw<text:span text:style-name="T1"> </text:span>snow<text:span text:style-name="T1"> </text:span>falling<text:span text:style-name="T1"> </text:span>lazily<text:span text:style-name="T1"> </text:span>against<text:span text:style-name="T1"> </text:span>a<text:span text:style-name="T1"> </text:span>frozen<text:span text:style-name="T1"> </text:span>lake,<text:span text:style-name="T1"> </text:span>and<text:span text:style-name="T1"> </text:span>Yar<text:span text:style-name="T1">’</text:span>s<text:span text:style-name="T1"> </text:span>shadowy<text:span text:style-name="T1"> </text:span>outline<text:span text:style-name="T1"> </text:span>doing<text:span text:style-name="T1"> </text:span>figures<text:span text:style-name="T1"> </text:span>on<text:span text:style-name="T1"> </text:span>the<text:span text:style-name="T1"> </text:span>ice<text:span text:style-name="T1"> </text:span>like<text:span text:style-name="T1"> </text:span>a<text:span text:style-name="T1"> </text:span>kid<text:span text:style-name="T1"> </text:span>on<text:span text:style-name="T1"> </text:span>New<text:span text:style-name="T1"> </text:span>Year<text:span text:style-name="T1">’</text:span>s<text:span text:style-name="T1"> </text:span>day.<text:span text:style-name="T1"> </text:span>I<text:span text:style-name="T1"> </text:span>heard<text:span text:style-name="T1"> </text:span>him<text:span text:style-name="T1"> </text:span>then,<text:span text:style-name="T1"> </text:span>and<text:span text:style-name="T1"> </text:span>could<text:span text:style-name="T1"> </text:span>see<text:span text:style-name="T1"> </text:span>his<text:span text:style-name="T1"> </text:span>smile<text:span text:style-name="T1"> </text:span>even<text:span text:style-name="T1"> </text:span>if<text:span text:style-name="T1"> </text:span>he<text:span text:style-name="T1"> </text:span>didn<text:span text:style-name="T1">’</text:span>t<text:span text:style-name="T1"> </text:span>have<text:span text:style-name="T1"> </text:span>a<text:span text:style-name="T1"> </text:span>face:</text:p>
      <text:p text:style-name="P1"><text:span text:style-name="T1">“</text:span>What<text:span text:style-name="T1"> </text:span>took<text:span text:style-name="T1"> </text:span>you<text:span text:style-name="T1"> </text:span>so<text:span text:style-name="T1"> </text:span>long?<text:span text:style-name="T1"> </text:span>Grab<text:span text:style-name="T1"> </text:span>a<text:span text:style-name="T1"> </text:span>pair<text:span text:style-name="T1"> </text:span>of<text:span text:style-name="T1"> </text:span>skates.<text:span text:style-name="T1"> </text:span>This<text:span text:style-name="T1"> </text:span>is<text:span text:style-name="T1"> </text:span>gonna<text:span text:style-name="T1"> </text:span>be<text:span text:style-name="T1"> </text:span>real<text:span text:style-name="T1"> </text:span>fun!<text:span text:style-name="T1">”</text:span></text:p>
      <text:p text:style-name="P1">I<text:span text:style-name="T1"> </text:span>put<text:span text:style-name="T1"> </text:span>on<text:span text:style-name="T1"> </text:span>a<text:span text:style-name="T1"> </text:span>pair<text:span text:style-name="T1"> </text:span>of<text:span text:style-name="T1"> </text:span>skates,<text:span text:style-name="T1"> </text:span>and<text:span text:style-name="T1"> </text:span>jumped<text:span text:style-name="T1"> </text:span>on<text:span text:style-name="T1"> </text:span>the<text:span text:style-name="T1"> </text:span>ice.<text:span text:style-name="T1"> </text:span>As<text:span text:style-name="T1"> </text:span>I<text:span text:style-name="T1"> </text:span>started<text:span text:style-name="T1"> </text:span>to<text:span text:style-name="T1"> </text:span>pick<text:span text:style-name="T1"> </text:span>up<text:span text:style-name="T1"> </text:span>speed<text:span text:style-name="T1"> </text:span>slowly,<text:span text:style-name="T1"> </text:span>I<text:span text:style-name="T1"> </text:span>could<text:span text:style-name="T1"> </text:span>see<text:span text:style-name="T1"> </text:span>Yar<text:span text:style-name="T1">’</text:span>s<text:span text:style-name="T1"> </text:span>lithe<text:span text:style-name="T1"> </text:span>sleek<text:span text:style-name="T1"> </text:span>form<text:span text:style-name="T1"> </text:span>coming<text:span text:style-name="T1"> </text:span>towards<text:span text:style-name="T1"> </text:span>me<text:span text:style-name="T1"> </text:span>with<text:span text:style-name="T1"> </text:span>the<text:span text:style-name="T1"> </text:span>grace<text:span text:style-name="T1"> </text:span>of<text:span text:style-name="T1"> </text:span>a<text:span text:style-name="T1"> </text:span>ballerina<text:span text:style-name="T1"> </text:span>and<text:span text:style-name="T1"> </text:span>the<text:span text:style-name="T1"> </text:span>joy<text:span text:style-name="T1"> </text:span>shining<text:span text:style-name="T1"> </text:span>upon<text:span text:style-name="T1"> </text:span>his<text:span text:style-name="T1"> </text:span>face<text:span text:style-name="T1"> </text:span>like<text:span text:style-name="T1"> </text:span>pure<text:span text:style-name="T1"> </text:span>sunshine:</text:p>
      <text:p text:style-name="P1"><text:span text:style-name="T1">“</text:span>Amazing<text:span text:style-name="T1"> </text:span>feeling,<text:span text:style-name="T1"> </text:span>isn<text:span text:style-name="T1">’</text:span>t<text:span text:style-name="T1"> </text:span>it?<text:span text:style-name="T1"> </text:span>You<text:span text:style-name="T1"> </text:span>just<text:span text:style-name="T1"> </text:span>slide,<text:span text:style-name="T1"> </text:span>let<text:span text:style-name="T1"> </text:span>the<text:span text:style-name="T1"> </text:span>universe<text:span text:style-name="T1"> </text:span>work<text:span text:style-name="T1"> </text:span>its<text:span text:style-name="T1"> </text:span>marvel<text:span text:style-name="T1"> </text:span>on<text:span text:style-name="T1"> </text:span>you.<text:span text:style-name="T1"> </text:span>And<text:span text:style-name="T1"> </text:span>you<text:span text:style-name="T1"> </text:span>say<text:span text:style-name="T1"> </text:span>your<text:span text:style-name="T1"> </text:span>people<text:span text:style-name="T1"> </text:span>lack<text:span text:style-name="T1"> </text:span>imagination.<text:span text:style-name="T1"> </text:span>Skates,<text:span text:style-name="T1"> </text:span>man!<text:span text:style-name="T1">”</text:span></text:p>
      <text:p text:style-name="P1">I<text:span text:style-name="T1"> </text:span>did<text:span text:style-name="T1"> </text:span>a<text:span text:style-name="T1"> </text:span>triple<text:span text:style-name="T1"> </text:span>tall-loop<text:span text:style-name="T1"> </text:span>with<text:span text:style-name="T1"> </text:span>very<text:span text:style-name="T1"> </text:span>little<text:span text:style-name="T1"> </text:span>effort<text:span text:style-name="T1"> </text:span>and<text:span text:style-name="T1"> </text:span>landed<text:span text:style-name="T1"> </text:span>right<text:span text:style-name="T1"> </text:span>behind<text:span text:style-name="T1"> </text:span>him,<text:span text:style-name="T1"> </text:span>mocking<text:span text:style-name="T1"> </text:span>his<text:span text:style-name="T1"> </text:span>flamboyant<text:span text:style-name="T1"> </text:span>manner,<text:span text:style-name="T1"> </text:span>shouting<text:span text:style-name="T1"> </text:span>or<text:span text:style-name="T1"> </text:span>rather<text:span text:style-name="T1"> </text:span>bellowing<text:span text:style-name="T1"> “</text:span>Skates,<text:span text:style-name="T1"> </text:span>woohoo!<text:span text:style-name="T1">” </text:span>and<text:span text:style-name="T1"> </text:span>then<text:span text:style-name="T1"> </text:span>jumping<text:span text:style-name="T1"> </text:span>up<text:span text:style-name="T1"> </text:span>and<text:span text:style-name="T1"> </text:span>down<text:span text:style-name="T1"> </text:span>like<text:span text:style-name="T1"> </text:span>a<text:span text:style-name="T1"> </text:span>monkey,<text:span text:style-name="T1"> </text:span>making<text:span text:style-name="T1"> </text:span>a<text:span text:style-name="T1"> </text:span>complete<text:span text:style-name="T1"> </text:span>ass<text:span text:style-name="T1"> </text:span>of<text:span text:style-name="T1"> </text:span>my<text:span text:style-name="T1"> </text:span>projected<text:span text:style-name="T1"> </text:span>conscious<text:span text:style-name="T1"> </text:span>self.</text:p>
      <text:p text:style-name="P1"><text:soft-page-break/>Yar<text:span text:style-name="T1"> </text:span>then<text:span text:style-name="T1"> </text:span>grinned<text:span text:style-name="T1"> </text:span>and<text:span text:style-name="T1"> </text:span>stopped<text:span text:style-name="T1"> </text:span>the<text:span text:style-name="T1"> </text:span>skates.<text:span text:style-name="T1"> </text:span>The<text:span text:style-name="T1"> </text:span>backdrop<text:span text:style-name="T1"> </text:span>of<text:span text:style-name="T1"> </text:span>the<text:span text:style-name="T1"> </text:span>icy<text:span text:style-name="T1"> </text:span>lake<text:span text:style-name="T1"> </text:span>in<text:span text:style-name="T1"> </text:span>the<text:span text:style-name="T1"> </text:span>night<text:span text:style-name="T1"> </text:span>flipped<text:span text:style-name="T1"> </text:span>a<text:span text:style-name="T1"> </text:span>page,<text:span text:style-name="T1"> </text:span>literally,<text:span text:style-name="T1"> </text:span>and<text:span text:style-name="T1"> </text:span>turned<text:span text:style-name="T1"> </text:span>into<text:span text:style-name="T1"> </text:span>a<text:span text:style-name="T1"> </text:span>large<text:span text:style-name="T1"> </text:span>park<text:span text:style-name="T1"> </text:span>in<text:span text:style-name="T1"> </text:span>autumn.<text:span text:style-name="T1"> </text:span>Dogs<text:span text:style-name="T1"> </text:span>barking<text:span text:style-name="T1"> </text:span>in<text:span text:style-name="T1"> </text:span>the<text:span text:style-name="T1"> </text:span>distance,<text:span text:style-name="T1"> </text:span>people<text:span text:style-name="T1"> </text:span>jogging,<text:span text:style-name="T1"> </text:span>having<text:span text:style-name="T1"> </text:span>strolls<text:span text:style-name="T1"> </text:span>and<text:span text:style-name="T1"> </text:span>pick-nicks.<text:span text:style-name="T1"> </text:span>Children<text:span text:style-name="T1">’</text:span>s<text:span text:style-name="T1"> </text:span>voices<text:span text:style-name="T1"> </text:span>could<text:span text:style-name="T1"> </text:span>be<text:span text:style-name="T1"> </text:span>heard.<text:span text:style-name="T1"> </text:span>It<text:span text:style-name="T1"> </text:span>was<text:span text:style-name="T1"> </text:span>an<text:span text:style-name="T1"> </text:span>entirely<text:span text:style-name="T1"> </text:span>human<text:span text:style-name="T1"> </text:span>picture,<text:span text:style-name="T1"> </text:span>something<text:span text:style-name="T1"> </text:span>swept<text:span text:style-name="T1"> </text:span>out<text:span text:style-name="T1"> </text:span>of<text:span text:style-name="T1"> </text:span>my<text:span text:style-name="T1"> </text:span>own<text:span text:style-name="T1"> </text:span>mind<text:span text:style-name="T1"> </text:span>with<text:span text:style-name="T1"> </text:span>painstaking<text:span text:style-name="T1"> </text:span>detail<text:span text:style-name="T1"> </text:span>and<text:span text:style-name="T1"> </text:span>vivid<text:span text:style-name="T1"> </text:span>feeling.<text:span text:style-name="T1"> </text:span>It<text:span text:style-name="T1"> </text:span>felt,<text:span text:style-name="T1"> </text:span>and<text:span text:style-name="T1"> </text:span>was,<text:span text:style-name="T1"> </text:span>as<text:span text:style-name="T1"> </text:span>right<text:span text:style-name="T1"> </text:span>and<text:span text:style-name="T1"> </text:span>real.<text:span text:style-name="T1"> </text:span>Yar<text:span text:style-name="T1"> </text:span>sounded<text:span text:style-name="T1"> </text:span>weird,<text:span text:style-name="T1"> </text:span>a<text:span text:style-name="T1"> </text:span>bit<text:span text:style-name="T1"> </text:span>worried:</text:p>
      <text:p text:style-name="P1"><text:span text:style-name="T1">“</text:span>Are<text:span text:style-name="T1"> </text:span>you<text:span text:style-name="T1"> </text:span>OK?<text:span text:style-name="T1">”</text:span></text:p>
      <text:p text:style-name="P1">I<text:span text:style-name="T1"> </text:span>think<text:span text:style-name="T1"> </text:span>I<text:span text:style-name="T1"> </text:span>laughed<text:span text:style-name="T1"> </text:span>harder<text:span text:style-name="T1"> </text:span>than<text:span text:style-name="T1"> </text:span>ever,<text:span text:style-name="T1"> </text:span>even<text:span text:style-name="T1"> </text:span>more<text:span text:style-name="T1"> </text:span>so<text:span text:style-name="T1"> </text:span>thinking<text:span text:style-name="T1"> </text:span>that<text:span text:style-name="T1"> </text:span>no<text:span text:style-name="T1"> </text:span>one<text:span text:style-name="T1"> </text:span>could<text:span text:style-name="T1"> </text:span>hear<text:span text:style-name="T1"> </text:span>me<text:span text:style-name="T1"> </text:span>out<text:span text:style-name="T1"> </text:span>there.</text:p>
      <text:p text:style-name="P1"><text:span text:style-name="T1">“</text:span>What<text:span text:style-name="T1"> </text:span>kind<text:span text:style-name="T1"> </text:span>of<text:span text:style-name="T1"> </text:span>a<text:span text:style-name="T1"> </text:span>question<text:span text:style-name="T1"> </text:span>is<text:span text:style-name="T1"> </text:span>that?<text:span text:style-name="T1"> </text:span>All<text:span text:style-name="T1"> </text:span>this<text:span text:style-name="T1"> </text:span>started<text:span text:style-name="T1"> </text:span>because<text:span text:style-name="T1"> </text:span>I<text:span text:style-name="T1"> </text:span>was<text:span text:style-name="T1"> </text:span>in<text:span text:style-name="T1"> </text:span>a<text:span text:style-name="T1"> </text:span>mental<text:span text:style-name="T1"> </text:span>institution.<text:span text:style-name="T1">”</text:span></text:p>
      <text:p text:style-name="P1"><text:span text:style-name="T1">“</text:span>Well,<text:span text:style-name="T1"> </text:span>that<text:span text:style-name="T1">’</text:span>s<text:span text:style-name="T1"> </text:span>what<text:span text:style-name="T1"> </text:span>I<text:span text:style-name="T1">’</text:span>ve<text:span text:style-name="T1"> </text:span>been<text:span text:style-name="T1"> </text:span>trying<text:span text:style-name="T1"> </text:span>to<text:span text:style-name="T1"> </text:span>talk<text:span text:style-name="T1"> </text:span>to<text:span text:style-name="T1"> </text:span>you<text:span text:style-name="T1"> </text:span>about.<text:span text:style-name="T1"> </text:span>Maybe,<text:span text:style-name="T1"> </text:span>at<text:span text:style-name="T1"> </text:span>some<text:span text:style-name="T1"> </text:span>point,<text:span text:style-name="T1"> </text:span>we<text:span text:style-name="T1"> </text:span>should<text:span text:style-name="T1"> </text:span>have<text:span text:style-name="T1"> </text:span>built<text:span text:style-name="T1"> </text:span>up<text:span text:style-name="T1"> </text:span>more<text:span text:style-name="T1"> </text:span>of<text:span text:style-name="T1"> </text:span>a<text:span text:style-name="T1"> </text:span>rapprochement.<text:span text:style-name="T1"> </text:span>Maybe,<text:span text:style-name="T1"> </text:span>I<text:span text:style-name="T1"> </text:span>should<text:span text:style-name="T1"> </text:span>have<text:span text:style-name="T1"> </text:span>been<text:span text:style-name="T1"> </text:span>more<text:span text:style-name="T1"> </text:span>candid,<text:span text:style-name="T1"> </text:span>know<text:span text:style-name="T1"> </text:span>what<text:span text:style-name="T1"> </text:span>I<text:span text:style-name="T1"> </text:span>mean?<text:span text:style-name="T1">”</text:span></text:p>
      <text:p text:style-name="P1">A<text:span text:style-name="T1"> </text:span>flight<text:span text:style-name="T1"> </text:span>of<text:span text:style-name="T1"> </text:span>ducks<text:span text:style-name="T1"> </text:span>passed<text:span text:style-name="T1"> </text:span>overhead<text:span text:style-name="T1"> </text:span>and<text:span text:style-name="T1"> </text:span>caught<text:span text:style-name="T1"> </text:span>my<text:span text:style-name="T1"> </text:span>eye.<text:span text:style-name="T1"> </text:span>I<text:span text:style-name="T1"> </text:span>stretched<text:span text:style-name="T1"> </text:span>my<text:span text:style-name="T1"> </text:span>neck<text:span text:style-name="T1"> </text:span>so<text:span text:style-name="T1"> </text:span>I<text:span text:style-name="T1"> </text:span>could<text:span text:style-name="T1"> </text:span>follow<text:span text:style-name="T1"> </text:span>them,<text:span text:style-name="T1"> </text:span>before<text:span text:style-name="T1"> </text:span>I<text:span text:style-name="T1"> </text:span>replied:</text:p>
      <text:p text:style-name="P1"><text:span text:style-name="T1">“</text:span>No,<text:span text:style-name="T1"> </text:span>I<text:span text:style-name="T1"> </text:span>really<text:span text:style-name="T1"> </text:span>don<text:span text:style-name="T1">’</text:span>t.<text:span text:style-name="T1"> </text:span>Is<text:span text:style-name="T1"> </text:span>this<text:span text:style-name="T1"> </text:span>some<text:span text:style-name="T1"> </text:span>weird<text:span text:style-name="T1"> </text:span>philosophical<text:span text:style-name="T1"> </text:span>game<text:span text:style-name="T1"> </text:span>you<text:span text:style-name="T1">’</text:span>re<text:span text:style-name="T1"> </text:span>trying<text:span text:style-name="T1"> </text:span>to<text:span text:style-name="T1"> </text:span>play<text:span text:style-name="T1"> </text:span>on<text:span text:style-name="T1"> </text:span>me?<text:span text:style-name="T1">”</text:span></text:p>
      <text:p text:style-name="P1"><text:span text:style-name="T1">“</text:span>I<text:span text:style-name="T1">’</text:span>m<text:span text:style-name="T1"> </text:span>afraid<text:span text:style-name="T1"> </text:span>it<text:span text:style-name="T1">’</text:span>s<text:span text:style-name="T1"> </text:span>not<text:span text:style-name="T1"> </text:span>a<text:span text:style-name="T1"> </text:span>game.<text:span text:style-name="T1"> </text:span>Not<text:span text:style-name="T1"> </text:span>any<text:span text:style-name="T1"> </text:span>sort<text:span text:style-name="T1"> </text:span>of<text:span text:style-name="T1"> </text:span>game<text:span text:style-name="T1"> </text:span>any<text:span text:style-name="T1"> </text:span>of<text:span text:style-name="T1"> </text:span>us<text:span text:style-name="T1"> </text:span>should<text:span text:style-name="T1"> </text:span>have<text:span text:style-name="T1"> </text:span>taken<text:span text:style-name="T1"> </text:span>pleasure<text:span text:style-name="T1"> </text:span>in.<text:span text:style-name="T1">”</text:span></text:p>
      <text:p text:style-name="P1"><text:span text:style-name="T1">“</text:span>Is<text:span text:style-name="T1"> </text:span>this<text:span text:style-name="T1"> </text:span>something<text:span text:style-name="T1"> </text:span>like<text:span text:style-name="T1"> </text:span>a<text:span text:style-name="T1"> </text:span>strange<text:span text:style-name="T1"> </text:span>moment<text:span text:style-name="T1"> </text:span>of<text:span text:style-name="T1"> </text:span>revelation?<text:span text:style-name="T1"> </text:span>Are<text:span text:style-name="T1"> </text:span>you<text:span text:style-name="T1"> </text:span>going<text:span text:style-name="T1"> </text:span>to<text:span text:style-name="T1"> </text:span>talk<text:span text:style-name="T1"> </text:span>to<text:span text:style-name="T1"> </text:span>me<text:span text:style-name="T1"> </text:span>about<text:span text:style-name="T1"> </text:span>Yar<text:span text:style-name="T1">’</text:span>s<text:span text:style-name="T1"> </text:span>earlier<text:span text:style-name="T1"> </text:span>days?<text:span text:style-name="T1">”</text:span></text:p>
      <text:p text:style-name="P1">I<text:span text:style-name="T1"> </text:span>grinned<text:span text:style-name="T1"> </text:span>with<text:span text:style-name="T1"> </text:span>all<text:span text:style-name="T1"> </text:span>the<text:span text:style-name="T1"> </text:span>ironic<text:span text:style-name="T1"> </text:span>pleasure<text:span text:style-name="T1"> </text:span>I<text:span text:style-name="T1"> </text:span>still<text:span text:style-name="T1"> </text:span>felt<text:span text:style-name="T1"> </text:span>was<text:span text:style-name="T1"> </text:span>my<text:span text:style-name="T1"> </text:span>right<text:span text:style-name="T1"> </text:span>in<text:span text:style-name="T1"> </text:span>that<text:span text:style-name="T1"> </text:span>place.</text:p>
      <text:p text:style-name="P1"><text:span text:style-name="T1">“</text:span>You<text:span text:style-name="T1"> </text:span>could<text:span text:style-name="T1"> </text:span>put<text:span text:style-name="T1"> </text:span>a<text:span text:style-name="T1"> </text:span>twist<text:span text:style-name="T1"> </text:span>like<text:span text:style-name="T1"> </text:span>that<text:span text:style-name="T1"> </text:span>on<text:span text:style-name="T1"> </text:span>it<text:span text:style-name="T1"> </text:span>if<text:span text:style-name="T1"> </text:span>you<text:span text:style-name="T1">’</text:span>d<text:span text:style-name="T1"> </text:span>like,<text:span text:style-name="T1"> </text:span>but<text:span text:style-name="T1"> </text:span>that<text:span text:style-name="T1"> </text:span>wouldn<text:span text:style-name="T1">’</text:span>t<text:span text:style-name="T1"> </text:span>be<text:span text:style-name="T1"> </text:span>straightforward<text:span text:style-name="T1"> </text:span>enough.<text:span text:style-name="T1"> </text:span>Let<text:span text:style-name="T1"> </text:span>me<text:span text:style-name="T1"> </text:span>ask<text:span text:style-name="T1"> </text:span>you<text:span text:style-name="T1"> </text:span>an<text:span text:style-name="T1"> </text:span>important<text:span text:style-name="T1"> </text:span>question?<text:span text:style-name="T1"> </text:span>What<text:span text:style-name="T1">’</text:span>s<text:span text:style-name="T1"> </text:span>your<text:span text:style-name="T1"> </text:span>name?<text:span text:style-name="T1">”</text:span></text:p>
      <text:p text:style-name="P1">I<text:span text:style-name="T1"> </text:span>furrowed<text:span text:style-name="T1"> </text:span>my<text:span text:style-name="T1"> </text:span>brow,<text:span text:style-name="T1"> </text:span>and<text:span text:style-name="T1"> </text:span>looked<text:span text:style-name="T1"> </text:span>puzzled<text:span text:style-name="T1"> </text:span>at<text:span text:style-name="T1"> </text:span>Yar<text:span text:style-name="T1">’</text:span>s<text:span text:style-name="T1"> </text:span>obscured<text:span text:style-name="T1"> </text:span>and<text:span text:style-name="T1"> </text:span>unclear<text:span text:style-name="T1"> </text:span>face.<text:span text:style-name="T1"> </text:span>Or<text:span text:style-name="T1"> </text:span>where<text:span text:style-name="T1"> </text:span>one<text:span text:style-name="T1"> </text:span>would<text:span text:style-name="T1"> </text:span>expect<text:span text:style-name="T1"> </text:span>a<text:span text:style-name="T1"> </text:span>face.</text:p>
      <text:p text:style-name="P1"><text:span text:style-name="T1">“</text:span>What<text:span text:style-name="T1"> </text:span>do<text:span text:style-name="T1"> </text:span>you<text:span text:style-name="T1"> </text:span>mean?<text:span text:style-name="T1"> </text:span>Name<text:span text:style-name="T1">’</text:span>s<text:span text:style-name="T1"> </text:span>not<text:span text:style-name="T1"> </text:span>important<text:span text:style-name="T1"> </text:span>here,<text:span text:style-name="T1"> </text:span>it<text:span text:style-name="T1">’</text:span>s<text:span text:style-name="T1"> </text:span>not<text:span text:style-name="T1"> </text:span>something<text:span text:style-name="T1"> </text:span>you<text:span text:style-name="T1"> </text:span>or<text:span text:style-name="T1"> </text:span>I<text:span text:style-name="T1"> </text:span>need.<text:span text:style-name="T1"> </text:span>It<text:span text:style-name="T1">’</text:span>s<text:span text:style-name="T1"> </text:span>not<text:span text:style-name="T1"> </text:span><text:soft-page-break/>something<text:span text:style-name="T1"> </text:span>that<text:span text:style-name="T1"> </text:span>matters.<text:span text:style-name="T1">”</text:span></text:p>
      <text:p text:style-name="P1"><text:span text:style-name="T1">“</text:span>What<text:span text:style-name="T1">’</text:span>s<text:span text:style-name="T1"> </text:span>your<text:span text:style-name="T1"> </text:span>name?<text:span text:style-name="T1">”</text:span></text:p>
      <text:p text:style-name="P1"><text:span text:style-name="T1">“</text:span>Why<text:span text:style-name="T1"> </text:span>does<text:span text:style-name="T1"> </text:span>it<text:span text:style-name="T1"> </text:span>matter<text:span text:style-name="T1"> </text:span>to<text:span text:style-name="T1"> </text:span>you<text:span text:style-name="T1"> </text:span>know?<text:span text:style-name="T1"> </text:span>You<text:span text:style-name="T1"> </text:span>know<text:span text:style-name="T1"> </text:span>my<text:span text:style-name="T1"> </text:span>name!<text:span text:style-name="T1"> </text:span>You<text:span text:style-name="T1">’</text:span>re<text:span text:style-name="T1"> </text:span>in<text:span text:style-name="T1"> </text:span>my<text:span text:style-name="T1"> </text:span>head<text:span text:style-name="T1"> </text:span>all<text:span text:style-name="T1"> </text:span>the<text:span text:style-name="T1"> </text:span>time!<text:span text:style-name="T1"> </text:span>It<text:span text:style-name="T1">’</text:span>s<text:span text:style-name="T1"> </text:span>me!<text:span text:style-name="T1">”</text:span></text:p>
      <text:p text:style-name="P1"><text:span text:style-name="T1">“</text:span>Who<text:span text:style-name="T1"> </text:span>are<text:span text:style-name="T1"> </text:span>you?<text:span text:style-name="T1"> </text:span>Do<text:span text:style-name="T1"> </text:span>you<text:span text:style-name="T1"> </text:span>remember<text:span text:style-name="T1"> </text:span>your<text:span text:style-name="T1"> </text:span>name?<text:span text:style-name="T1"> </text:span>Do<text:span text:style-name="T1"> </text:span>you<text:span text:style-name="T1"> </text:span>know<text:span text:style-name="T1"> </text:span>it?<text:span text:style-name="T1">”</text:span></text:p>
      <text:p text:style-name="P1"><text:span text:style-name="T1">“</text:span>For<text:span text:style-name="T1"> </text:span>crying<text:span text:style-name="T1"> </text:span>out<text:span text:style-name="T1"> </text:span>loud!<text:span text:style-name="T1"> </text:span>Of<text:span text:style-name="T1"> </text:span>course<text:span text:style-name="T1"> </text:span>I<text:span text:style-name="T1"> </text:span>remember<text:span text:style-name="T1"> </text:span>my<text:span text:style-name="T1"> </text:span>name!<text:span text:style-name="T1">”</text:span></text:p>
      <text:p text:style-name="P1">And<text:span text:style-name="T1"> </text:span>then<text:span text:style-name="T1"> </text:span>I<text:span text:style-name="T1"> </text:span>turned<text:span text:style-name="T1"> </text:span>to<text:span text:style-name="T1"> </text:span>look<text:span text:style-name="T1"> </text:span>at<text:span text:style-name="T1"> </text:span>the<text:span text:style-name="T1"> </text:span>ducks<text:span text:style-name="T1"> </text:span>flying<text:span text:style-name="T1"> </text:span>towards<text:span text:style-name="T1"> </text:span>the<text:span text:style-name="T1"> </text:span>south,<text:span text:style-name="T1"> </text:span>and<text:span text:style-name="T1"> </text:span>as<text:span text:style-name="T1"> </text:span>my<text:span text:style-name="T1"> </text:span>head<text:span text:style-name="T1"> </text:span>swirled<text:span text:style-name="T1"> </text:span>this<text:span text:style-name="T1"> </text:span>way<text:span text:style-name="T1"> </text:span>and<text:span text:style-name="T1"> </text:span>that,<text:span text:style-name="T1"> </text:span>I<text:span text:style-name="T1"> </text:span>could<text:span text:style-name="T1"> </text:span>not<text:span text:style-name="T1"> </text:span>tell<text:span text:style-name="T1"> </text:span>what<text:span text:style-name="T1"> </text:span>my<text:span text:style-name="T1"> </text:span>name<text:span text:style-name="T1"> </text:span>was.<text:span text:style-name="T1"> </text:span>It<text:span text:style-name="T1"> </text:span>had<text:span text:style-name="T1"> </text:span>never<text:span text:style-name="T1"> </text:span>occurred<text:span text:style-name="T1"> </text:span>to<text:span text:style-name="T1"> </text:span>me<text:span text:style-name="T1"> </text:span>before<text:span text:style-name="T1"> </text:span>that<text:span text:style-name="T1"> </text:span>I<text:span text:style-name="T1"> </text:span>would<text:span text:style-name="T1"> </text:span>forget<text:span text:style-name="T1"> </text:span>something<text:span text:style-name="T1"> </text:span>like<text:span text:style-name="T1"> </text:span>that.<text:span text:style-name="T1"> </text:span>My<text:span text:style-name="T1"> </text:span>silence<text:span text:style-name="T1"> </text:span>was<text:span text:style-name="T1"> </text:span>Yar<text:span text:style-name="T1">’</text:span>s<text:span text:style-name="T1"> </text:span>cue:</text:p>
      <text:p text:style-name="P1"><text:span text:style-name="T1">“</text:span>It<text:span text:style-name="T1">’</text:span>s<text:span text:style-name="T1"> </text:span>Ray.<text:span text:style-name="T1"> </text:span>Ray<text:span text:style-name="T1"> </text:span>Barry.<text:span text:style-name="T1"> </text:span>There<text:span text:style-name="T1">’</text:span>s<text:span text:style-name="T1"> </text:span>no<text:span text:style-name="T1"> </text:span>point<text:span text:style-name="T1"> </text:span>going<text:span text:style-name="T1"> </text:span>on<text:span text:style-name="T1"> </text:span>about<text:span text:style-name="T1"> </text:span>this<text:span text:style-name="T1"> </text:span>forever,<text:span text:style-name="T1"> </text:span>so<text:span text:style-name="T1"> </text:span>I<text:span text:style-name="T1">’</text:span>ll<text:span text:style-name="T1"> </text:span>just<text:span text:style-name="T1"> </text:span>be<text:span text:style-name="T1"> </text:span>frank<text:span text:style-name="T1"> </text:span>with<text:span text:style-name="T1"> </text:span>you,<text:span text:style-name="T1"> </text:span>now<text:span text:style-name="T1"> </text:span>that<text:span text:style-name="T1"> </text:span>there<text:span text:style-name="T1">’</text:span>s<text:span text:style-name="T1"> </text:span>little<text:span text:style-name="T1"> </text:span>else<text:span text:style-name="T1"> </text:span>to<text:span text:style-name="T1"> </text:span>do.<text:span text:style-name="T1"> </text:span>You<text:span text:style-name="T1"> </text:span>were<text:span text:style-name="T1"> </text:span>institutionalized<text:span text:style-name="T1"> </text:span>in<text:span text:style-name="T1"> </text:span>2019.<text:span text:style-name="T1"> </text:span>In<text:span text:style-name="T1"> </text:span>2027<text:span text:style-name="T1"> </text:span>your<text:span text:style-name="T1"> </text:span>family<text:span text:style-name="T1"> </text:span>gave<text:span text:style-name="T1"> </text:span>consent<text:span text:style-name="T1"> </text:span>for<text:span text:style-name="T1"> </text:span>an<text:span text:style-name="T1"> </text:span>experimental<text:span text:style-name="T1"> </text:span>treatment<text:span text:style-name="T1"> </text:span>based<text:span text:style-name="T1"> </text:span>on<text:span text:style-name="T1"> </text:span>chemically<text:span text:style-name="T1"> </text:span>induced<text:span text:style-name="T1"> </text:span>coma<text:span text:style-name="T1"> </text:span>and<text:span text:style-name="T1"> </text:span>virtual<text:span text:style-name="T1"> </text:span>synaptic<text:span text:style-name="T1"> </text:span>environments.<text:span text:style-name="T1"> </text:span>I<text:span text:style-name="T1">’</text:span>m<text:span text:style-name="T1"> </text:span>Dr.<text:span text:style-name="T1"> </text:span>Vishnaputna<text:span text:style-name="T1"> </text:span>Ariamsendrakhar,<text:span text:style-name="T1"> </text:span>and<text:span text:style-name="T1"> </text:span>I<text:span text:style-name="T1">’</text:span>m<text:span text:style-name="T1"> </text:span>deeply<text:span text:style-name="T1"> </text:span>sorry<text:span text:style-name="T1"> </text:span>to<text:span text:style-name="T1"> </text:span>inform<text:span text:style-name="T1"> </text:span>you<text:span text:style-name="T1"> </text:span>that<text:span text:style-name="T1"> </text:span>the<text:span text:style-name="T1"> </text:span>program<text:span text:style-name="T1">’</text:span>s<text:span text:style-name="T1"> </text:span>funding<text:span text:style-name="T1"> </text:span>has<text:span text:style-name="T1"> </text:span>been<text:span text:style-name="T1"> </text:span>cut.<text:span text:style-name="T1"> </text:span>You<text:span text:style-name="T1"> </text:span>are<text:span text:style-name="T1"> </text:span>going<text:span text:style-name="T1"> </text:span>to<text:span text:style-name="T1"> </text:span>wake<text:span text:style-name="T1"> </text:span>up<text:span text:style-name="T1"> </text:span>to<text:span text:style-name="T1"> </text:span>the<text:span text:style-name="T1"> </text:span>real<text:span text:style-name="T1"> </text:span>world<text:span text:style-name="T1"> </text:span>soon,<text:span text:style-name="T1"> </text:span>Ray.<text:span text:style-name="T1"> </text:span>And<text:span text:style-name="T1"> </text:span>frankly,<text:span text:style-name="T1"> </text:span>I<text:span text:style-name="T1"> </text:span>don<text:span text:style-name="T1">’</text:span>t<text:span text:style-name="T1"> </text:span>know<text:span text:style-name="T1"> </text:span>what<text:span text:style-name="T1"> </text:span>you<text:span text:style-name="T1">’</text:span>ll<text:span text:style-name="T1"> </text:span>make<text:span text:style-name="T1"> </text:span>of<text:span text:style-name="T1"> </text:span>it,<text:span text:style-name="T1"> </text:span>or<text:span text:style-name="T1"> </text:span>all<text:span text:style-name="T1"> </text:span>this<text:span text:style-name="T1"> </text:span>that<text:span text:style-name="T1"> </text:span>you<text:span text:style-name="T1"> </text:span>have<text:span text:style-name="T1"> </text:span>been<text:span text:style-name="T1"> </text:span>dreaming.<text:span text:style-name="T1"> </text:span>Part<text:span text:style-name="T1"> </text:span>of<text:span text:style-name="T1"> </text:span>which<text:span text:style-name="T1"> </text:span>I<text:span text:style-name="T1"> </text:span>have<text:span text:style-name="T1"> </text:span>tried<text:span text:style-name="T1"> </text:span>to<text:span text:style-name="T1"> </text:span>influence.<text:span text:style-name="T1"> </text:span>Frankly<text:span text:style-name="T1"> </text:span>though<text:span text:style-name="T1"> </text:span>Ray,<text:span text:style-name="T1"> </text:span>we<text:span text:style-name="T1"> </text:span>weren<text:span text:style-name="T1">’</text:span>t<text:span text:style-name="T1"> </text:span>making<text:span text:style-name="T1"> </text:span>much<text:span text:style-name="T1"> </text:span>of<text:span text:style-name="T1"> </text:span>a<text:span text:style-name="T1"> </text:span>progress.<text:span text:style-name="T1">”</text:span></text:p>
      <text:p text:style-name="P1">I<text:span text:style-name="T1"> </text:span>tried<text:span text:style-name="T1"> </text:span>to<text:span text:style-name="T1"> </text:span>speak,<text:span text:style-name="T1"> </text:span>but<text:span text:style-name="T1"> </text:span>no<text:span text:style-name="T1"> </text:span>words<text:span text:style-name="T1"> </text:span>came<text:span text:style-name="T1"> </text:span>out<text:span text:style-name="T1"> </text:span>of<text:span text:style-name="T1"> </text:span>my<text:span text:style-name="T1"> </text:span>mouth.<text:span text:style-name="T1"> </text:span>I<text:span text:style-name="T1"> </text:span>then<text:span text:style-name="T1"> </text:span>turned<text:span text:style-name="T1"> </text:span>the<text:span text:style-name="T1"> </text:span>scenery<text:span text:style-name="T1"> </text:span>into<text:span text:style-name="T1"> </text:span>the<text:span text:style-name="T1"> </text:span>frozen<text:span text:style-name="T1"> </text:span>lake<text:span text:style-name="T1"> </text:span>I<text:span text:style-name="T1"> </text:span>had<text:span text:style-name="T1"> </text:span>seen<text:span text:style-name="T1"> </text:span>before,<text:span text:style-name="T1"> </text:span>and<text:span text:style-name="T1"> </text:span>I<text:span text:style-name="T1"> </text:span>put<text:span text:style-name="T1"> </text:span>on<text:span text:style-name="T1"> </text:span>my<text:span text:style-name="T1"> </text:span>skates.<text:span text:style-name="T1"> </text:span>Yar,<text:span text:style-name="T1"> </text:span>or<text:span text:style-name="T1"> </text:span>the<text:span text:style-name="T1"> </text:span>doctor,<text:span text:style-name="T1"> </text:span>had<text:span text:style-name="T1"> </text:span>spoken<text:span text:style-name="T1"> </text:span>the<text:span text:style-name="T1"> </text:span>truth.<text:span text:style-name="T1"> </text:span>I<text:span text:style-name="T1"> </text:span>knew<text:span text:style-name="T1"> </text:span>that,<text:span text:style-name="T1"> </text:span>Yar<text:span text:style-name="T1"> </text:span>always<text:span text:style-name="T1"> </text:span>told<text:span text:style-name="T1"> </text:span>the<text:span text:style-name="T1"> </text:span>truth.<text:span text:style-name="T1"> </text:span>As<text:span text:style-name="T1"> </text:span>I<text:span text:style-name="T1"> </text:span>paced<text:span text:style-name="T1"> </text:span>myself<text:span text:style-name="T1"> </text:span>around<text:span text:style-name="T1"> </text:span>the<text:span text:style-name="T1"> </text:span>lake,<text:span text:style-name="T1"> </text:span>I<text:span text:style-name="T1"> </text:span>kept<text:span text:style-name="T1"> </text:span>talking,<text:span text:style-name="T1"> </text:span>and<text:span text:style-name="T1"> </text:span>he<text:span text:style-name="T1"> </text:span>kept<text:span text:style-name="T1"> </text:span>answering:</text:p>
      <text:p text:style-name="P1"><text:span text:style-name="T1">“</text:span>So,<text:span text:style-name="T1"> </text:span>you<text:span text:style-name="T1">’</text:span>re<text:span text:style-name="T1"> </text:span>not<text:span text:style-name="T1"> </text:span>an<text:span text:style-name="T1"> </text:span>alien?<text:span text:style-name="T1"> </text:span>Not<text:span text:style-name="T1"> </text:span>some<text:span text:style-name="T1"> </text:span>God-like<text:span text:style-name="T1"> </text:span>being<text:span text:style-name="T1"> </text:span>of<text:span text:style-name="T1"> </text:span>immense<text:span text:style-name="T1"> </text:span>knowledge?<text:span text:style-name="T1">”</text:span></text:p>
      <text:p text:style-name="P1"><text:span text:style-name="T1">“</text:span>No,<text:span text:style-name="T1"> </text:span>Ray.<text:span text:style-name="T1"> </text:span>I<text:span text:style-name="T1">’</text:span>m<text:span text:style-name="T1"> </text:span>a<text:span text:style-name="T1"> </text:span>neurosurgeon,<text:span text:style-name="T1"> </text:span>with<text:span text:style-name="T1"> </text:span>PhDs<text:span text:style-name="T1"> </text:span>in<text:span text:style-name="T1"> </text:span>neurobiology,<text:span text:style-name="T1"> </text:span>cybernetics<text:span text:style-name="T1"> </text:span>and<text:span text:style-name="T1"> </text:span>applied<text:span text:style-name="T1"> </text:span><text:soft-page-break/>nano-engineering.<text:span text:style-name="T1">”</text:span></text:p>
      <text:p text:style-name="P1">I<text:span text:style-name="T1"> </text:span>made<text:span text:style-name="T1"> </text:span>a<text:span text:style-name="T1"> </text:span>figure-8<text:span text:style-name="T1"> </text:span>before<text:span text:style-name="T1"> </text:span>being<text:span text:style-name="T1"> </text:span>genuinely<text:span text:style-name="T1"> </text:span>impressed.</text:p>
      <text:p text:style-name="P1"><text:span text:style-name="T1">“</text:span>Wow,<text:span text:style-name="T1">” </text:span>I<text:span text:style-name="T1"> </text:span>said,<text:span text:style-name="T1"> </text:span>and<text:span text:style-name="T1"> </text:span>it<text:span text:style-name="T1"> </text:span>did<text:span text:style-name="T1"> </text:span>sound<text:span text:style-name="T1"> </text:span>impressive.<text:span text:style-name="T1"> </text:span>I<text:span text:style-name="T1"> </text:span>began<text:span text:style-name="T1"> </text:span>to<text:span text:style-name="T1"> </text:span>feel<text:span text:style-name="T1"> </text:span>lighter<text:span text:style-name="T1"> </text:span>by<text:span text:style-name="T1"> </text:span>the<text:span text:style-name="T1"> </text:span>minute.</text:p>
      <text:p text:style-name="P1"><text:span text:style-name="T1">“</text:span>So,<text:span text:style-name="T1"> </text:span>I<text:span text:style-name="T1">’</text:span>ve<text:span text:style-name="T1"> </text:span>been<text:span text:style-name="T1"> </text:span>imagining<text:span text:style-name="T1"> </text:span>all<text:span text:style-name="T1"> </text:span>those<text:span text:style-name="T1"> </text:span>things,<text:span text:style-name="T1"> </text:span>like<text:span text:style-name="T1"> </text:span>the<text:span text:style-name="T1"> </text:span>Plume,<text:span text:style-name="T1"> </text:span>and<text:span text:style-name="T1"> </text:span>Yar,<text:span text:style-name="T1"> </text:span>and<text:span text:style-name="T1"> </text:span>the<text:span text:style-name="T1"> </text:span>labs<text:span text:style-name="T1"> </text:span>and<text:span text:style-name="T1"> </text:span>the<text:span text:style-name="T1"> </text:span>science<text:span text:style-name="T1"> </text:span>stuff?<text:span text:style-name="T1">”</text:span></text:p>
      <text:p text:style-name="P1"><text:span text:style-name="T1">“</text:span>Well<text:span text:style-name="T1"> </text:span>to<text:span text:style-name="T1"> </text:span>put<text:span text:style-name="T1"> </text:span>it<text:span text:style-name="T1"> </text:span>plainly,<text:span text:style-name="T1"> </text:span>yes.<text:span text:style-name="T1"> </text:span>We<text:span text:style-name="T1">’</text:span>ve<text:span text:style-name="T1"> </text:span>had<text:span text:style-name="T1"> </text:span>some<text:span text:style-name="T1"> </text:span>VR<text:span text:style-name="T1"> </text:span>sessions<text:span text:style-name="T1"> </text:span>while<text:span text:style-name="T1"> </text:span>in<text:span text:style-name="T1"> </text:span>the<text:span text:style-name="T1"> </text:span>coma:<text:span text:style-name="T1"> </text:span>That<text:span text:style-name="T1"> </text:span>was<text:span text:style-name="T1"> </text:span>members<text:span text:style-name="T1"> </text:span>of<text:span text:style-name="T1"> </text:span>my<text:span text:style-name="T1"> </text:span>team<text:span text:style-name="T1"> </text:span>taking<text:span text:style-name="T1"> </text:span>interviews<text:span text:style-name="T1"> </text:span>and<text:span text:style-name="T1"> </text:span>generally<text:span text:style-name="T1"> </text:span>trying<text:span text:style-name="T1"> </text:span>to<text:span text:style-name="T1"> </text:span>work<text:span text:style-name="T1"> </text:span>things<text:span text:style-name="T1"> </text:span>out<text:span text:style-name="T1"> </text:span>in<text:span text:style-name="T1"> </text:span>your<text:span text:style-name="T1"> </text:span>head,<text:span text:style-name="T1"> </text:span>with<text:span text:style-name="T1"> </text:span>your<text:span text:style-name="T1"> </text:span>help.<text:span text:style-name="T1"> </text:span>It<text:span text:style-name="T1"> </text:span>was<text:span text:style-name="T1"> </text:span>supposed<text:span text:style-name="T1"> </text:span>to<text:span text:style-name="T1"> </text:span>revolutionalise<text:span text:style-name="T1"> </text:span>psychiatric<text:span text:style-name="T1"> </text:span>analysis<text:span text:style-name="T1"> </text:span>and<text:span text:style-name="T1"> </text:span>treatment<text:span text:style-name="T1"> </text:span>of<text:span text:style-name="T1"> </text:span>mental<text:span text:style-name="T1"> </text:span>patients.<text:span text:style-name="T1"> </text:span>Sadly<text:span text:style-name="T1"> </text:span>it<text:span text:style-name="T1"> </text:span>fell<text:span text:style-name="T1"> </text:span>a<text:span text:style-name="T1"> </text:span>bit<text:span text:style-name="T1"> </text:span>short.<text:span text:style-name="T1">”</text:span></text:p>
      <text:p text:style-name="P1">A<text:span text:style-name="T1"> </text:span>made<text:span text:style-name="T1"> </text:span>a<text:span text:style-name="T1"> </text:span>spin<text:span text:style-name="T1"> </text:span>in<text:span text:style-name="T1"> </text:span>the<text:span text:style-name="T1"> </text:span>air<text:span text:style-name="T1"> </text:span>and<text:span text:style-name="T1"> </text:span>landed<text:span text:style-name="T1"> </text:span>powerfully,<text:span text:style-name="T1"> </text:span>shedding<text:span text:style-name="T1"> </text:span>some<text:span text:style-name="T1"> </text:span>of<text:span text:style-name="T1"> </text:span>the<text:span text:style-name="T1"> </text:span>thin<text:span text:style-name="T1"> </text:span>ice<text:span text:style-name="T1"> </text:span>shards<text:span text:style-name="T1"> </text:span>on<text:span text:style-name="T1"> </text:span>Yar,<text:span text:style-name="T1"> </text:span>who<text:span text:style-name="T1"> </text:span>seemed<text:span text:style-name="T1"> </text:span>to<text:span text:style-name="T1"> </text:span>be<text:span text:style-name="T1"> </text:span>floating<text:span text:style-name="T1"> </text:span>right<text:span text:style-name="T1"> </text:span>beside<text:span text:style-name="T1"> </text:span>me.</text:p>
      <text:p text:style-name="P1"><text:span text:style-name="T1">“</text:span>And,<text:span text:style-name="T1"> </text:span>none<text:span text:style-name="T1"> </text:span>of<text:span text:style-name="T1"> </text:span>this<text:span text:style-name="T1"> </text:span>is<text:span text:style-name="T1"> </text:span>or<text:span text:style-name="T1"> </text:span>was<text:span text:style-name="T1"> </text:span>real?<text:span text:style-name="T1"> </text:span>It<text:span text:style-name="T1">’</text:span>s<text:span text:style-name="T1"> </text:span>all<text:span text:style-name="T1"> </text:span>in<text:span text:style-name="T1"> </text:span>my<text:span text:style-name="T1"> </text:span>head?<text:span text:style-name="T1">”</text:span></text:p>
      <text:p text:style-name="P1"><text:span text:style-name="T1">“</text:span>Yes,<text:span text:style-name="T1"> </text:span>Ray.<text:span text:style-name="T1"> </text:span>We<text:span text:style-name="T1"> </text:span>actually<text:span text:style-name="T1"> </text:span>found<text:span text:style-name="T1"> </text:span>out<text:span text:style-name="T1"> </text:span>the<text:span text:style-name="T1"> </text:span>hard<text:span text:style-name="T1"> </text:span>way<text:span text:style-name="T1"> </text:span>it<text:span text:style-name="T1"> </text:span>was<text:span text:style-name="T1"> </text:span>pretty<text:span text:style-name="T1"> </text:span>impossible<text:span text:style-name="T1"> </text:span>to<text:span text:style-name="T1"> </text:span>not<text:span text:style-name="T1"> </text:span>let<text:span text:style-name="T1"> </text:span>you<text:span text:style-name="T1"> </text:span>imagine<text:span text:style-name="T1"> </text:span>things.<text:span text:style-name="T1"> </text:span>All<text:span text:style-name="T1"> </text:span>in<text:span text:style-name="T1"> </text:span>all,<text:span text:style-name="T1"> </text:span>the<text:span text:style-name="T1"> </text:span>project<text:span text:style-name="T1"> </text:span>was<text:span text:style-name="T1"> </text:span>a<text:span text:style-name="T1"> </text:span>failure<text:span text:style-name="T1"> </text:span>but<text:span text:style-name="T1"> </text:span>we<text:span text:style-name="T1"> </text:span>gained<text:span text:style-name="T1"> </text:span>some<text:span text:style-name="T1"> </text:span>remarkable<text:span text:style-name="T1"> </text:span>insights<text:span text:style-name="T1"> </text:span>into<text:span text:style-name="T1"> </text:span>the<text:span text:style-name="T1"> </text:span>human<text:span text:style-name="T1"> </text:span>psyche.<text:span text:style-name="T1"> </text:span>Things<text:span text:style-name="T1"> </text:span>we<text:span text:style-name="T1"> </text:span>could<text:span text:style-name="T1"> </text:span>only,<text:span text:style-name="T1"> </text:span>literally,<text:span text:style-name="T1"> </text:span>dream<text:span text:style-name="T1"> </text:span>of.<text:span text:style-name="T1">”</text:span></text:p>
      <text:p text:style-name="P1">And<text:span text:style-name="T1"> </text:span>then<text:span text:style-name="T1"> </text:span>I<text:span text:style-name="T1"> </text:span>tugged<text:span text:style-name="T1"> </text:span>at<text:span text:style-name="T1"> </text:span>him<text:span text:style-name="T1"> </text:span>and<text:span text:style-name="T1"> </text:span>brought<text:span text:style-name="T1"> </text:span>him<text:span text:style-name="T1"> </text:span>down<text:span text:style-name="T1"> </text:span>as<text:span text:style-name="T1"> </text:span>I<text:span text:style-name="T1"> </text:span>slipped<text:span text:style-name="T1"> </text:span>and<text:span text:style-name="T1"> </text:span>crashed<text:span text:style-name="T1"> </text:span>into<text:span text:style-name="T1"> </text:span>the<text:span text:style-name="T1"> </text:span>ice,<text:span text:style-name="T1"> </text:span>our<text:span text:style-name="T1"> </text:span>bodies<text:span text:style-name="T1"> </text:span>silently<text:span text:style-name="T1"> </text:span>submerging<text:span text:style-name="T1"> </text:span>into<text:span text:style-name="T1"> </text:span>the<text:span text:style-name="T1"> </text:span>ice<text:span text:style-name="T1"> </text:span>cold<text:span text:style-name="T1"> </text:span>water<text:span text:style-name="T1"> </text:span>beneath.<text:span text:style-name="T1"> </text:span>I<text:span text:style-name="T1"> </text:span>asked<text:span text:style-name="T1"> </text:span>him<text:span text:style-name="T1"> </text:span>with<text:span text:style-name="T1"> </text:span>all<text:span text:style-name="T1"> </text:span>my<text:span text:style-name="T1"> </text:span>might:</text:p>
      <text:p text:style-name="P1"><text:span text:style-name="T1">“</text:span>Am<text:span text:style-name="T1"> </text:span>I<text:span text:style-name="T1"> </text:span>really<text:span text:style-name="T1"> </text:span>insane<text:span text:style-name="T1"> </text:span>then,<text:span text:style-name="T1"> </text:span>doctor?<text:span text:style-name="T1"> </text:span>None<text:span text:style-name="T1"> </text:span>of<text:span text:style-name="T1"> </text:span>this<text:span text:style-name="T1"> </text:span>is<text:span text:style-name="T1"> </text:span>real,<text:span text:style-name="T1"> </text:span>the<text:span text:style-name="T1"> </text:span>world<text:span text:style-name="T1">’</text:span>s<text:span text:style-name="T1"> </text:span>as<text:span text:style-name="T1"> </text:span>fucked<text:span text:style-name="T1"> </text:span>up<text:span text:style-name="T1"> </text:span>as<text:span text:style-name="T1"> </text:span>I<text:span text:style-name="T1"> </text:span>am,<text:span text:style-name="T1"> </text:span>and<text:span text:style-name="T1"> </text:span>I<text:span text:style-name="T1">’</text:span>m<text:span text:style-name="T1"> </text:span>mad,<text:span text:style-name="T1"> </text:span>right?<text:span text:style-name="T1"> </text:span>Doctor?<text:span text:style-name="T1">”</text:span></text:p>
      <text:p text:style-name="P1"><text:span text:style-name="T1">“</text:span>Technically<text:span text:style-name="T1"> </text:span>speaking,<text:span text:style-name="T1"> </text:span>I<text:span text:style-name="T1">’</text:span>m<text:span text:style-name="T1"> </text:span>afraid<text:span text:style-name="T1"> </text:span>so,<text:span text:style-name="T1"> </text:span>Ray.<text:span text:style-name="T1">”</text:span></text:p>
      <text:p text:style-name="P1">As<text:span text:style-name="T1"> </text:span>I<text:span text:style-name="T1"> </text:span>drowned<text:span text:style-name="T1"> </text:span>in<text:span text:style-name="T1"> </text:span>my<text:span text:style-name="T1"> </text:span>mind,<text:span text:style-name="T1"> </text:span>I<text:span text:style-name="T1"> </text:span>could<text:span text:style-name="T1"> </text:span>feel<text:span text:style-name="T1"> </text:span>the<text:span text:style-name="T1"> </text:span>same<text:span text:style-name="T1"> </text:span>cold<text:span text:style-name="T1"> </text:span>down<text:span text:style-name="T1"> </text:span>my<text:span text:style-name="T1"> </text:span>spine,<text:span text:style-name="T1"> </text:span>only<text:span text:style-name="T1"> </text:span>this<text:span text:style-name="T1"> </text:span>time<text:span text:style-name="T1"> </text:span>I<text:span text:style-name="T1"> </text:span>kept<text:span text:style-name="T1"> </text:span>shouting<text:span text:style-name="T1"> </text:span>for<text:span text:style-name="T1"> </text:span>the<text:span text:style-name="T1"> </text:span>last<text:span text:style-name="T1"> </text:span>time<text:span text:style-name="T1"> </text:span>that<text:span text:style-name="T1"> </text:span>no-one<text:span text:style-name="T1"> </text:span>could<text:span text:style-name="T1"> </text:span>hear<text:span text:style-name="T1"> </text:span>me:</text:p>
      <text:p text:style-name="P1"><text:span text:style-name="T1">“</text:span>Thank<text:span text:style-name="T1"> </text:span>God,<text:span text:style-name="T1"> </text:span>I<text:span text:style-name="T1">’</text:span>m<text:span text:style-name="T1"> </text:span>only<text:span text:style-name="T1"> </text:span>crazy!<text:span text:style-name="T1">”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46in" style:type="center"/>
          <style:tab-stop style:position="6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81066"/>
    </style:style>
    <style:style style:name="MT1" style:family="text">
      <style:text-properties officeooo:rsid="00181066"/>
    </style:style>
    <style:style style:name="MT2" style:family="text">
      <style:text-properties officeooo:rsid="0018a292"/>
    </style:style>
    <style:page-layout style:name="Mpm1">
      <style:page-layout-properties fo:page-width="8.2701in" fo:page-height="11.6902in" style:num-format="1" style:print-orientation="portrait" fo:margin="1in" fo:margin-top="1in" fo:margin-bottom="1in" fo:margin-left="1in" fo:margin-right="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asileios Kalampakas<text:tab/><text:tab/>2937 words</text:span></text:p>
        <text:p text:style-name="MP1"><text:a xlink:type="simple" xlink:href="mailto:kalampakas@stoneforger.com"><text:span text:style-name="MT1">kalampakas@stoneforger.com</text:span></text:a><text:span text:style-name="MT1"> , </text:span><text:span text:style-name="MT2">stoneforger@gmail.com</text:span></text:p>
        <text:p text:style-name="MP1"><text:span text:style-name="MT1">Yar's Plum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08:52:10.01</meta:creation-date>
    <dc:date>2013-04-23T09:24:35</dc:date>
    <meta:editing-duration>PT6M5S</meta:editing-duration>
    <meta:editing-cycles>4</meta:editing-cycles>
    <meta:generator>LibreOffice/3.6$Linux_X86_64 LibreOffice_project/360m1$Build-2</meta:generator>
    <dc:creator>minaras </dc:creator>
    <meta:document-statistic meta:table-count="0" meta:image-count="0" meta:object-count="0" meta:page-count="9" meta:paragraph-count="62" meta:word-count="2946" meta:character-count="16113" meta:non-whitespace-character-count="13227"/>
  </office:meta>
</office:document-meta>
</file>